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ffffff" draw:marker-start-width="0.358cm" draw:marker-end-width="0.358cm" draw:fill-color="#000000" draw:textarea-horizontal-align="justify" draw:textarea-vertical-align="middle" draw:auto-grow-height="false" fo:min-height="10.424cm" fo:min-width="10.174cm" fo:padding-top="0.177cm" fo:padding-bottom="0.177cm" fo:padding-left="0.302cm" fo:padding-right="0.302cm"/>
    </style:style>
    <style:style style:name="gr2" style:family="graphic" style:parent-style-name="standard">
      <style:graphic-properties draw:stroke="none" draw:fill-color="#0065bd" draw:textarea-horizontal-align="justify" draw:textarea-vertical-align="middle" draw:auto-grow-height="false" fo:min-height="7.37cm" fo:min-width="2.04cm"/>
    </style:style>
    <style:style style:name="gr3" style:family="graphic" style:parent-style-name="standard">
      <style:graphic-properties draw:stroke="none" draw:fill-color="#0065bd" draw:textarea-horizontal-align="justify" draw:textarea-vertical-align="middle" draw:auto-grow-height="false" fo:min-height="2.29cm" fo:min-width="4.58cm"/>
    </style:style>
    <style:style style:name="gr4" style:family="graphic" style:parent-style-name="standard">
      <style:graphic-properties draw:stroke="none" draw:fill-color="#a2ad00" draw:textarea-horizontal-align="justify" draw:textarea-vertical-align="middle" draw:auto-grow-height="false" fo:min-height="7.366cm" fo:min-width="2.038cm"/>
    </style:style>
    <style:style style:name="gr5" style:family="graphic" style:parent-style-name="standard">
      <style:graphic-properties draw:stroke="none" draw:fill-color="#a2ad00" draw:textarea-horizontal-align="justify" draw:textarea-vertical-align="middle" draw:auto-grow-height="false" fo:min-height="2.289cm" fo:min-width="4.576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-color="#e37220" draw:textarea-horizontal-align="justify" draw:textarea-vertical-align="middle" draw:auto-grow-height="false" fo:min-height="2.256cm" fo:min-width="7.086cm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1.17cm"/>
    </style:style>
    <style:style style:name="gr8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2.838cm"/>
    </style:style>
    <style:style style:name="gr9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0.57cm"/>
    </style:style>
    <style:style style:name="gr10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1.638cm"/>
    </style:style>
    <style:style style:name="gr11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1.169cm"/>
    </style:style>
    <style:style style:name="gr12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2.837cm"/>
    </style:style>
    <style:style style:name="gr13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1.639cm"/>
    </style:style>
    <style:style style:name="gr14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0.268cm"/>
    </style:style>
    <style:style style:name="gr15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1.032cm"/>
    </style:style>
    <style:style style:name="gr16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0.481cm"/>
    </style:style>
    <style:style style:name="gr18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0.266cm"/>
    </style:style>
    <style:style style:name="gr19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1.033cm"/>
    </style:style>
    <style:style style:name="gr20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0.484cm"/>
    </style:style>
    <style:style style:name="gr21" style:family="graphic" style:parent-style-name="standard">
      <style:graphic-properties draw:stroke="none" svg:stroke-width="0.159cm" svg:stroke-color="#000000" draw:marker-start-width="0.439cm" draw:marker-end-width="0.439cm" svg:stroke-opacity="50%" draw:fill-color="#ffffff" draw:opacity="50%" draw:textarea-horizontal-align="justify" draw:textarea-vertical-align="middle" draw:auto-grow-height="false" fo:min-height="0.001cm" fo:min-width="0cm" fo:padding-top="0.205cm" fo:padding-bottom="0.205cm" fo:padding-left="0.33cm" fo:padding-right="0.33cm"/>
    </style:style>
    <style:style style:name="gr22" style:family="graphic" style:parent-style-name="standard">
      <style:graphic-properties draw:stroke="none" svg:stroke-width="0.159cm" svg:stroke-color="#000000" draw:marker-start-width="0.439cm" draw:marker-end-width="0.439cm" svg:stroke-opacity="50%" draw:fill-color="#ffffff" draw:textarea-horizontal-align="justify" draw:textarea-vertical-align="middle" draw:auto-grow-height="false" fo:min-height="0cm" fo:min-width="0cm" fo:padding-top="0.205cm" fo:padding-bottom="0.205cm" fo:padding-left="0.33cm" fo:padding-right="0.33cm"/>
    </style:style>
    <style:style style:name="gr23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3.742cm"/>
    </style:style>
    <style:style style:name="gr24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.077cm" fo:min-width="7.984cm"/>
    </style:style>
    <style:style style:name="gr25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2.217cm"/>
    </style:style>
    <style:style style:name="gr26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4.935cm"/>
    </style:style>
    <style:style style:name="gr27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.077cm" fo:min-width="7.983cm"/>
    </style:style>
    <style:style style:name="gr28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2.218cm"/>
    </style:style>
    <style:style style:name="gr29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4.936cm"/>
    </style:style>
    <style:style style:name="gr30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1.446cm"/>
    </style:style>
    <style:style style:name="gr31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3.397cm"/>
    </style:style>
    <style:style style:name="gr32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0.75cm"/>
    </style:style>
    <style:style style:name="gr33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1.995cm"/>
    </style:style>
    <style:style style:name="gr34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1.448cm"/>
    </style:style>
    <style:style style:name="gr35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3.393cm"/>
    </style:style>
    <style:style style:name="gr36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0.748cm"/>
    </style:style>
    <style:style style:name="gr37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1.997cm"/>
    </style:style>
    <style:style style:name="gr38" style:family="graphic" style:parent-style-name="standard">
      <style:graphic-properties draw:stroke="none" svg:stroke-width="0.159cm" svg:stroke-color="#000000" draw:marker-start-width="0.439cm" draw:marker-end-width="0.439cm" svg:stroke-opacity="50%" draw:fill-color="#ffffff" draw:opacity="50%" draw:textarea-horizontal-align="justify" draw:textarea-vertical-align="middle" draw:auto-grow-height="false" fo:min-height="0.633cm" fo:min-width="0.383cm" fo:padding-top="0.205cm" fo:padding-bottom="0.205cm" fo:padding-left="0.33cm" fo:padding-right="0.33cm"/>
    </style:style>
    <style:style style:name="gr39" style:family="graphic" style:parent-style-name="standard">
      <style:graphic-properties draw:stroke="none" svg:stroke-width="0.159cm" svg:stroke-color="#000000" draw:marker-start-width="0.439cm" draw:marker-end-width="0.439cm" svg:stroke-opacity="50%" draw:fill-color="#ffffff" draw:textarea-horizontal-align="justify" draw:textarea-vertical-align="middle" draw:auto-grow-height="false" fo:min-height="0.38cm" fo:min-width="0.13cm" fo:padding-top="0.205cm" fo:padding-bottom="0.205cm" fo:padding-left="0.33cm" fo:padding-right="0.33cm"/>
    </style:style>
    <style:style style:name="gr40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1.171cm"/>
    </style:style>
    <style:style style:name="gr41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2.839cm"/>
    </style:style>
    <style:style style:name="gr42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0.569cm"/>
    </style:style>
    <style:style style:name="gr43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1.637cm"/>
    </style:style>
    <style:style style:name="gr44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0.482cm"/>
    </style:style>
    <style:style style:name="gr45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1.034cm"/>
    </style:style>
    <style:style style:name="gr46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10.424cm" fo:min-width="10.174cm" fo:padding-top="0.177cm" fo:padding-bottom="0.177cm" fo:padding-left="0.302cm" fo:padding-right="0.302cm"/>
    </style:style>
    <style:style style:name="gr47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cm" fo:min-width="1.17cm"/>
    </style:style>
    <style:style style:name="gr48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cm" fo:min-width="2.838cm"/>
    </style:style>
    <style:style style:name="gr49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cm" fo:min-width="0.57cm"/>
    </style:style>
    <style:style style:name="gr50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cm" fo:min-width="1.638cm"/>
    </style:style>
    <style:style style:name="gr51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cm" fo:min-width="1.169cm"/>
    </style:style>
    <style:style style:name="gr52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cm" fo:min-width="2.837cm"/>
    </style:style>
    <style:style style:name="gr53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cm" fo:min-width="1.639cm"/>
    </style:style>
    <style:style style:name="gr54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cm" fo:min-width="0.268cm"/>
    </style:style>
    <style:style style:name="gr55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cm" fo:min-width="1.032cm"/>
    </style:style>
    <style:style style:name="gr56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cm" fo:min-width="0cm"/>
    </style:style>
    <style:style style:name="gr57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cm" fo:min-width="0.481cm"/>
    </style:style>
    <style:style style:name="gr58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cm" fo:min-width="0.266cm"/>
    </style:style>
    <style:style style:name="gr59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cm" fo:min-width="1.033cm"/>
    </style:style>
    <style:style style:name="gr60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cm" fo:min-width="0.484cm"/>
    </style:style>
    <style:style style:name="gr61" style:family="graphic" style:parent-style-name="standard">
      <style:graphic-properties draw:stroke="none" svg:stroke-width="0.159cm" svg:stroke-color="#000000" draw:marker-start-width="0.439cm" draw:marker-end-width="0.439cm" svg:stroke-opacity="50%" draw:fill-color="#000000" draw:opacity="50%" draw:textarea-horizontal-align="justify" draw:textarea-vertical-align="middle" draw:auto-grow-height="false" fo:min-height="0.001cm" fo:min-width="0cm" fo:padding-top="0.205cm" fo:padding-bottom="0.205cm" fo:padding-left="0.33cm" fo:padding-right="0.33cm"/>
    </style:style>
    <style:style style:name="gr62" style:family="graphic" style:parent-style-name="standard">
      <style:graphic-properties draw:stroke="none" svg:stroke-width="0.159cm" svg:stroke-color="#000000" draw:marker-start-width="0.439cm" draw:marker-end-width="0.439cm" svg:stroke-opacity="50%" draw:fill-color="#000000" draw:textarea-horizontal-align="justify" draw:textarea-vertical-align="middle" draw:auto-grow-height="false" fo:min-height="0cm" fo:min-width="0cm" fo:padding-top="0.205cm" fo:padding-bottom="0.205cm" fo:padding-left="0.33cm" fo:padding-right="0.33cm"/>
    </style:style>
    <style:style style:name="gr63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cm" fo:min-width="3.742cm"/>
    </style:style>
    <style:style style:name="gr64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.077cm" fo:min-width="7.984cm"/>
    </style:style>
    <style:style style:name="gr65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cm" fo:min-width="2.217cm"/>
    </style:style>
    <style:style style:name="gr66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cm" fo:min-width="4.935cm"/>
    </style:style>
    <style:style style:name="gr67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.077cm" fo:min-width="7.983cm"/>
    </style:style>
    <style:style style:name="gr68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cm" fo:min-width="2.218cm"/>
    </style:style>
    <style:style style:name="gr69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cm" fo:min-width="4.936cm"/>
    </style:style>
    <style:style style:name="gr70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cm" fo:min-width="1.446cm"/>
    </style:style>
    <style:style style:name="gr71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cm" fo:min-width="3.398cm"/>
    </style:style>
    <style:style style:name="gr72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cm" fo:min-width="0.75cm"/>
    </style:style>
    <style:style style:name="gr73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cm" fo:min-width="1.995cm"/>
    </style:style>
    <style:style style:name="gr74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cm" fo:min-width="1.448cm"/>
    </style:style>
    <style:style style:name="gr75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cm" fo:min-width="3.393cm"/>
    </style:style>
    <style:style style:name="gr76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cm" fo:min-width="0.748cm"/>
    </style:style>
    <style:style style:name="gr77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cm" fo:min-width="1.998cm"/>
    </style:style>
    <style:style style:name="gr78" style:family="graphic" style:parent-style-name="standard">
      <style:graphic-properties draw:stroke="none" svg:stroke-width="0.159cm" svg:stroke-color="#000000" draw:marker-start-width="0.439cm" draw:marker-end-width="0.439cm" svg:stroke-opacity="50%" draw:fill-color="#000000" draw:opacity="50%" draw:textarea-horizontal-align="justify" draw:textarea-vertical-align="middle" draw:auto-grow-height="false" fo:min-height="0.633cm" fo:min-width="0.383cm" fo:padding-top="0.205cm" fo:padding-bottom="0.205cm" fo:padding-left="0.33cm" fo:padding-right="0.33cm"/>
    </style:style>
    <style:style style:name="gr79" style:family="graphic" style:parent-style-name="standard">
      <style:graphic-properties draw:stroke="none" svg:stroke-width="0.159cm" svg:stroke-color="#000000" draw:marker-start-width="0.439cm" draw:marker-end-width="0.439cm" svg:stroke-opacity="50%" draw:fill-color="#000000" draw:textarea-horizontal-align="justify" draw:textarea-vertical-align="middle" draw:auto-grow-height="false" fo:min-height="0.38cm" fo:min-width="0.13cm" fo:padding-top="0.205cm" fo:padding-bottom="0.205cm" fo:padding-left="0.33cm" fo:padding-right="0.33cm"/>
    </style:style>
    <style:style style:name="gr80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cm" fo:min-width="1.171cm"/>
    </style:style>
    <style:style style:name="gr81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cm" fo:min-width="2.839cm"/>
    </style:style>
    <style:style style:name="gr82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cm" fo:min-width="0.569cm"/>
    </style:style>
    <style:style style:name="gr83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cm" fo:min-width="1.637cm"/>
    </style:style>
    <style:style style:name="gr84" style:family="graphic" style:parent-style-name="standard">
      <style:graphic-properties draw:stroke="none" draw:fill-color="#000000" draw:opacity="36%" draw:textarea-horizontal-align="justify" draw:textarea-vertical-align="middle" draw:auto-grow-height="false" fo:min-height="0cm" fo:min-width="1.034cm"/>
    </style:style>
    <style:style style:name="gr85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4.886cm" fo:min-width="14.636cm" fo:padding-top="0.177cm" fo:padding-bottom="0.177cm" fo:padding-left="0.302cm" fo:padding-right="0.302cm"/>
    </style:style>
    <style:style style:name="gr86" style:family="graphic" style:parent-style-name="standard">
      <style:graphic-properties svg:stroke-width="0.106cm" svg:stroke-color="#ffffff" draw:marker-start-width="0.358cm" draw:marker-end-width="0.358cm" draw:fill-color="#000000" draw:textarea-horizontal-align="justify" draw:textarea-vertical-align="middle" draw:auto-grow-height="false" fo:min-height="14.886cm" fo:min-width="14.636cm" fo:padding-top="0.177cm" fo:padding-bottom="0.177cm" fo:padding-left="0.302cm" fo:padding-right="0.302cm"/>
    </style:style>
    <style:style style:name="gr87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3.398cm"/>
    </style:style>
    <style:style style:name="gr88" style:family="graphic" style:parent-style-name="standard">
      <style:graphic-properties draw:stroke="none" draw:fill-color="#ffffff" draw:opacity="36%" draw:textarea-horizontal-align="justify" draw:textarea-vertical-align="middle" draw:auto-grow-height="false" fo:min-height="0cm" fo:min-width="1.998cm"/>
    </style:style>
    <style:style style:name="gr89" style:family="graphic" style:parent-style-name="standard">
      <style:graphic-properties draw:stroke="none" draw:fill="solid" draw:fill-color="#ffffff" draw:opacity="36%" draw:textarea-horizontal-align="justify" draw:textarea-vertical-align="middle" draw:auto-grow-height="false" fo:min-height="0cm" fo:min-width="3.742cm"/>
    </style:style>
    <style:style style:name="gr90" style:family="graphic" style:parent-style-name="standard">
      <style:graphic-properties draw:stroke="none" draw:fill="solid" draw:fill-color="#ffffff" draw:opacity="36%" draw:textarea-horizontal-align="justify" draw:textarea-vertical-align="middle" draw:auto-grow-height="false" fo:min-height="0.077cm" fo:min-width="7.984cm"/>
    </style:style>
    <style:style style:name="gr91" style:family="graphic" style:parent-style-name="standard">
      <style:graphic-properties draw:stroke="none" draw:fill="solid" draw:fill-color="#ffffff" draw:opacity="36%" draw:textarea-horizontal-align="justify" draw:textarea-vertical-align="middle" draw:auto-grow-height="false" fo:min-height="0cm" fo:min-width="2.217cm"/>
    </style:style>
    <style:style style:name="gr92" style:family="graphic" style:parent-style-name="standard">
      <style:graphic-properties draw:stroke="none" draw:fill="solid" draw:fill-color="#ffffff" draw:opacity="36%" draw:textarea-horizontal-align="justify" draw:textarea-vertical-align="middle" draw:auto-grow-height="false" fo:min-height="0cm" fo:min-width="4.935cm"/>
    </style:style>
    <style:style style:name="gr93" style:family="graphic" style:parent-style-name="standard">
      <style:graphic-properties draw:stroke="none" draw:fill="solid" draw:fill-color="#ffffff" draw:opacity="36%" draw:textarea-horizontal-align="justify" draw:textarea-vertical-align="middle" draw:auto-grow-height="false" fo:min-height="0.077cm" fo:min-width="7.983cm"/>
    </style:style>
    <style:style style:name="gr94" style:family="graphic" style:parent-style-name="standard">
      <style:graphic-properties draw:stroke="none" draw:fill="solid" draw:fill-color="#ffffff" draw:opacity="36%" draw:textarea-horizontal-align="justify" draw:textarea-vertical-align="middle" draw:auto-grow-height="false" fo:min-height="0cm" fo:min-width="2.218cm"/>
    </style:style>
    <style:style style:name="gr95" style:family="graphic" style:parent-style-name="standard">
      <style:graphic-properties draw:stroke="none" draw:fill="solid" draw:fill-color="#ffffff" draw:opacity="36%" draw:textarea-horizontal-align="justify" draw:textarea-vertical-align="middle" draw:auto-grow-height="false" fo:min-height="0cm" fo:min-width="4.936cm"/>
    </style:style>
    <style:style style:name="gr96" style:family="graphic" style:parent-style-name="standard">
      <style:graphic-properties draw:stroke="none" svg:stroke-width="0.159cm" svg:stroke-color="#000000" draw:marker-start-width="0.439cm" draw:marker-end-width="0.439cm" svg:stroke-opacity="50%" draw:fill="solid" draw:fill-color="#ffffff" draw:opacity="50%" draw:textarea-horizontal-align="justify" draw:textarea-vertical-align="middle" draw:auto-grow-height="false" fo:min-height="0.633cm" fo:min-width="0.383cm" fo:padding-top="0.205cm" fo:padding-bottom="0.205cm" fo:padding-left="0.33cm" fo:padding-right="0.33cm"/>
    </style:style>
    <style:style style:name="gr97" style:family="graphic" style:parent-style-name="standard">
      <style:graphic-properties draw:stroke="none" svg:stroke-width="0.159cm" svg:stroke-color="#000000" draw:marker-start-width="0.439cm" draw:marker-end-width="0.439cm" svg:stroke-opacity="50%" draw:fill="solid" draw:fill-color="#ffffff" draw:textarea-horizontal-align="justify" draw:textarea-vertical-align="middle" draw:auto-grow-height="false" fo:min-height="0.38cm" fo:min-width="0.13cm" fo:padding-top="0.205cm" fo:padding-bottom="0.205cm" fo:padding-left="0.33cm" fo:padding-right="0.33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0065bd"/>
      <style:paragraph-properties fo:text-align="center"/>
    </style:style>
    <style:style style:name="P3" style:family="paragraph">
      <loext:graphic-properties draw:fill-color="#a2ad00"/>
      <style:paragraph-properties fo:text-align="center"/>
    </style:style>
    <style:style style:name="P4" style:family="paragraph">
      <loext:graphic-properties draw:fill-color="#e37220"/>
      <style:paragraph-properties fo:text-align="center"/>
    </style:style>
    <style:style style:name="P5" style:family="paragraph">
      <loext:graphic-properties draw:fill-color="#ffffff" draw:opacity="36%"/>
      <style:paragraph-properties fo:text-align="center"/>
    </style:style>
    <style:style style:name="P6" style:family="paragraph">
      <loext:graphic-properties draw:fill-color="#ffffff" draw:opacity="50%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000000" draw:opacity="36%"/>
      <style:paragraph-properties fo:text-align="center"/>
    </style:style>
    <style:style style:name="P9" style:family="paragraph">
      <loext:graphic-properties draw:fill-color="#000000" draw:opacity="50%"/>
      <style:paragraph-properties fo:text-align="center"/>
    </style:style>
    <style:style style:name="P10" style:family="paragraph">
      <loext:graphic-properties draw:fill="solid" draw:fill-color="#ffffff" draw:opacity="36%"/>
      <style:paragraph-properties fo:text-align="center"/>
    </style:style>
    <style:style style:name="P11" style:family="paragraph">
      <loext:graphic-properties draw:fill="solid" draw:fill-color="#ffffff" draw:opacity="50%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5.24cm" svg:x="2.24cm" svg:y="4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2" draw:layer="layout" svg:width="2.54cm" svg:height="7.62cm" svg:x="3.54cm" svg:y="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5.08cm" svg:height="2.54cm" svg:x="3.54cm" svg:y="13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2.538cm" svg:height="7.616cm" draw:transform="rotate (-3.14159265358979) translate (16.24cm 16.23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3" draw:layer="layout" svg:width="5.076cm" svg:height="2.539cm" draw:transform="rotate (-3.14159265358979) translate (16.236cm 16.237cm)">
            <text:p/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6" draw:text-style-name="P4" draw:layer="layout" svg:width="7.62cm" svg:height="2.54cm" svg:x="6.08cm" svg:y="11.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62cm" svg:height="2.54cm" svg:x="6.08cm" svg:y="16.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62cm" svg:height="2.54cm" draw:transform="rotate (1.5709708597201) translate (8.621cm 18.78cm)">
          <text:p/>
          <draw:enhanced-geometry svg:viewBox="0 0 21600 21600" draw:type="rectangle" draw:enhanced-path="M 0 0 L 21600 0 21600 21600 0 21600 0 0 Z N"/>
        </draw:custom-shape>
        <draw:g>
          <draw:g>
            <draw:g>
              <draw:g>
                <draw:custom-shape draw:style-name="gr7" draw:text-style-name="P5" draw:layer="layout" svg:width="3.338cm" svg:height="0.129cm" svg:x="5.674cm" svg:y="8.484cm">
                  <text:p/>
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8" draw:text-style-name="P5" draw:layer="layout" svg:width="3.338cm" svg:height="0.13cm" svg:x="5.674cm" svg:y="8.613cm">
                  <text:p/>
  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9" draw:text-style-name="P5" draw:layer="layout" svg:width="2.138cm" svg:height="0.072cm" svg:x="6.266cm" svg:y="8.54cm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10" draw:text-style-name="P5" draw:layer="layout" svg:width="2.138cm" svg:height="0.074cm" svg:x="6.266cm" svg:y="8.612cm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  <draw:g>
              <draw:g>
                <draw:custom-shape draw:style-name="gr11" draw:text-style-name="P5" draw:layer="layout" svg:width="3.337cm" svg:height="0.129cm" draw:transform="rotate (1.5707963267949) translate (7.215cm 10.281cm)">
                  <text:p/>
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12" draw:text-style-name="P5" draw:layer="layout" svg:width="3.337cm" svg:height="0.13cm" draw:transform="rotate (-1.5707963267949) translate (7.472cm 6.942cm)">
                  <text:p/>
  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9" draw:text-style-name="P5" draw:layer="layout" svg:width="2.139cm" svg:height="0.072cm" draw:transform="rotate (1.5707963267949) translate (7.268cm 9.691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13" draw:text-style-name="P5" draw:layer="layout" svg:width="2.139cm" svg:height="0.074cm" draw:transform="rotate (-1.5707963267949) translate (7.414cm 7.55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</draw:g>
          <draw:g>
            <draw:g>
              <draw:g>
                <draw:custom-shape draw:style-name="gr14" draw:text-style-name="P5" draw:layer="layout" svg:width="1.534cm" svg:height="0.057cm" draw:transform="skewX (-0.0699877030049727) rotate (0.785398163397448) translate (6.754cm 9.118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15" draw:text-style-name="P5" draw:layer="layout" svg:width="1.532cm" svg:height="0.059cm" draw:transform="rotate (-0.785398163397448) translate (6.839cm 8.072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16" draw:text-style-name="P5" draw:layer="layout" svg:width="0.981cm" svg:height="0.035cm" draw:transform="skewX (0.028623399732707) rotate (0.785398163397448) translate (6.964cm 8.941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17" draw:text-style-name="P5" draw:layer="layout" svg:width="0.981cm" svg:height="0.033cm" draw:transform="skewX (-0.0303687289847013) rotate (-0.785398163397448) translate (7.013cm 8.27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  <draw:g>
              <draw:g>
                <draw:custom-shape draw:style-name="gr18" draw:text-style-name="P5" draw:layer="layout" svg:width="1.532cm" svg:height="0.059cm" draw:transform="rotate (2.35619449019234) translate (7.838cm 9.2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19" draw:text-style-name="P5" draw:layer="layout" svg:width="1.533cm" svg:height="0.06cm" draw:transform="skewX (0.0165806278939462) rotate (-2.35619449019235) translate (7.922cm 8.076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16" draw:text-style-name="P5" draw:layer="layout" svg:width="0.983cm" svg:height="0.033cm" draw:transform="skewX (-0.0303687289847013) rotate (2.35619449019234) translate (7.665cm 8.99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20" draw:text-style-name="P5" draw:layer="layout" svg:width="0.984cm" svg:height="0.038cm" draw:transform="rotate (-2.35619449019235) translate (7.712cm 8.273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</draw:g>
          <draw:custom-shape draw:style-name="gr21" draw:text-style-name="P6" draw:layer="layout" svg:width="0.58cm" svg:height="0.579cm" svg:x="7.05cm" svg:y="8.3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7" draw:layer="layout" svg:width="0.439cm" svg:height="0.437cm" svg:x="7.119cm" svg:y="8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g>
                <draw:custom-shape draw:style-name="gr23" draw:text-style-name="P5" draw:layer="layout" svg:width="8.484cm" svg:height="0.325cm" svg:x="5.673cm" svg:y="10.861cm">
                  <text:p/>
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24" draw:text-style-name="P5" draw:layer="layout" svg:width="8.484cm" svg:height="0.327cm" svg:x="5.673cm" svg:y="11.183cm">
                  <text:p/>
  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25" draw:text-style-name="P5" draw:layer="layout" svg:width="5.435cm" svg:height="0.185cm" svg:x="7.176cm" svg:y="10.997cm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26" draw:text-style-name="P5" draw:layer="layout" svg:width="5.435cm" svg:height="0.184cm" svg:x="7.176cm" svg:y="11.182cm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  <draw:g>
              <draw:g>
                <draw:custom-shape draw:style-name="gr23" draw:text-style-name="P5" draw:layer="layout" svg:width="8.482cm" svg:height="0.328cm" draw:transform="rotate (1.5707963267949) translate (9.59cm 15.426cm)">
                  <text:p/>
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27" draw:text-style-name="P5" draw:layer="layout" svg:width="8.483cm" svg:height="0.327cm" draw:transform="rotate (-1.5707963267949) translate (10.243cm 6.942cm)">
                  <text:p/>
  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28" draw:text-style-name="P5" draw:layer="layout" svg:width="5.434cm" svg:height="0.187cm" draw:transform="rotate (1.5707963267949) translate (9.721cm 13.924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29" draw:text-style-name="P5" draw:layer="layout" svg:width="5.436cm" svg:height="0.184cm" draw:transform="rotate (-1.5707963267949) translate (10.094cm 8.492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</draw:g>
          <draw:g>
            <draw:g>
              <draw:g>
                <draw:custom-shape draw:style-name="gr30" draw:text-style-name="P5" draw:layer="layout" svg:width="3.89cm" svg:height="0.148cm" draw:transform="rotate (0.785398163397448) translate (8.422cm 12.462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31" draw:text-style-name="P5" draw:layer="layout" svg:width="3.898cm" svg:height="0.146cm" draw:transform="skewX (0.0136135681655558) rotate (-0.785398163397449) translate (8.633cm 9.816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32" draw:text-style-name="P5" draw:layer="layout" svg:width="2.499cm" svg:height="0.086cm" draw:transform="rotate (0.785398163397448) translate (8.951cm 12.022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33" draw:text-style-name="P5" draw:layer="layout" svg:width="2.495cm" svg:height="0.081cm" draw:transform="skewX (0.0123918376891597) rotate (-0.785398163397449) translate (9.076cm 10.318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  <draw:g>
              <draw:g>
                <draw:custom-shape draw:style-name="gr34" draw:text-style-name="P5" draw:layer="layout" svg:width="3.895cm" svg:height="0.152cm" draw:transform="skewX (-0.00663225115757855) rotate (2.35619449019234) translate (11.173cm 12.676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35" draw:text-style-name="P5" draw:layer="layout" svg:width="3.893cm" svg:height="0.147cm" draw:transform="rotate (-2.35619449019235) translate (11.388cm 9.814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36" draw:text-style-name="P5" draw:layer="layout" svg:width="2.496cm" svg:height="0.082cm" draw:transform="skewX (0.0122173047639604) rotate (2.35619449019234) translate (10.732cm 12.141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37" draw:text-style-name="P5" draw:layer="layout" svg:width="2.498cm" svg:height="0.083cm" draw:transform="skewX (0.0120427718387608) rotate (-2.35619449019234) translate (10.853cm 10.32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</draw:g>
          <draw:custom-shape draw:style-name="gr38" draw:text-style-name="P6" draw:layer="layout" svg:width="1.473cm" svg:height="1.475cm" svg:x="9.173cm" svg:y="10.4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7" draw:layer="layout" svg:width="1.116cm" svg:height="1.116cm" svg:x="9.344cm" svg:y="10.6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g>
                <draw:custom-shape draw:style-name="gr40" draw:text-style-name="P5" draw:layer="layout" svg:width="3.339cm" svg:height="0.129cm" svg:x="10.74cm" svg:y="13.568cm">
                  <text:p/>
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41" draw:text-style-name="P5" draw:layer="layout" svg:width="3.339cm" svg:height="0.128cm" svg:x="10.74cm" svg:y="13.697cm">
                  <text:p/>
  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42" draw:text-style-name="P5" draw:layer="layout" svg:width="2.137cm" svg:height="0.072cm" svg:x="11.333cm" svg:y="13.623cm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43" draw:text-style-name="P5" draw:layer="layout" svg:width="2.137cm" svg:height="0.073cm" svg:x="11.333cm" svg:y="13.692cm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  <draw:g>
              <draw:g>
                <draw:custom-shape draw:style-name="gr40" draw:text-style-name="P5" draw:layer="layout" svg:width="3.339cm" svg:height="0.128cm" draw:transform="rotate (1.5707963267949) translate (12.281cm 15.364cm)">
                  <text:p/>
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8" draw:text-style-name="P5" draw:layer="layout" svg:width="3.338cm" svg:height="0.131cm" draw:transform="rotate (-1.5707963267949) translate (12.538cm 12.027cm)">
                  <text:p/>
  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9" draw:text-style-name="P5" draw:layer="layout" svg:width="2.138cm" svg:height="0.073cm" draw:transform="rotate (1.5707963267949) translate (12.332cm 14.773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10" draw:text-style-name="P5" draw:layer="layout" svg:width="2.138cm" svg:height="0.075cm" draw:transform="rotate (-1.5707963267949) translate (12.48cm 12.636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</draw:g>
          <draw:g>
            <draw:g>
              <draw:g>
                <draw:custom-shape draw:style-name="gr14" draw:text-style-name="P5" draw:layer="layout" svg:width="1.534cm" svg:height="0.057cm" draw:transform="skewX (-0.0525344104850293) rotate (0.785398163397448) translate (11.821cm 14.201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15" draw:text-style-name="P5" draw:layer="layout" svg:width="1.532cm" svg:height="0.059cm" draw:transform="skewX (0.016929693744345) rotate (-0.785398163397448) translate (11.904cm 13.157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16" draw:text-style-name="P5" draw:layer="layout" svg:width="0.981cm" svg:height="0.035cm" draw:transform="skewX (0.028623399732707) rotate (0.785398163397448) translate (12.03cm 14.023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44" draw:text-style-name="P5" draw:layer="layout" svg:width="0.981cm" svg:height="0.033cm" draw:transform="skewX (0.0303687289847012) rotate (-0.785398163397448) translate (12.077cm 13.356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  <draw:g>
              <draw:g>
                <draw:custom-shape draw:style-name="gr18" draw:text-style-name="P5" draw:layer="layout" svg:width="1.532cm" svg:height="0.059cm" draw:transform="rotate (2.35619449019234) translate (12.905cm 14.281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45" draw:text-style-name="P5" draw:layer="layout" svg:width="1.534cm" svg:height="0.059cm" draw:transform="skewX (0.0169296937443449) rotate (-2.35619449019234) translate (12.989cm 13.157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16" draw:text-style-name="P5" draw:layer="layout" svg:width="0.981cm" svg:height="0.033cm" draw:transform="rotate (2.35619449019234) translate (12.73cm 14.072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44" draw:text-style-name="P5" draw:layer="layout" svg:width="0.981cm" svg:height="0.037cm" draw:transform="rotate (-2.35619449019235) translate (12.779cm 13.354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</draw:g>
          <draw:custom-shape draw:style-name="gr21" draw:text-style-name="P6" draw:layer="layout" svg:width="0.581cm" svg:height="0.579cm" svg:x="12.116cm" svg:y="13.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7" draw:layer="layout" svg:width="0.439cm" svg:height="0.436cm" svg:x="12.186cm" svg:y="13.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" draw:style-name="dp1" draw:master-page-name="Default">
        <draw:custom-shape draw:style-name="gr46" draw:text-style-name="P7" draw:layer="layout" svg:width="15.24cm" svg:height="15.24cm" svg:x="2.24cm" svg:y="4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2" draw:layer="layout" svg:width="2.54cm" svg:height="7.62cm" svg:x="3.54cm" svg:y="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5.08cm" svg:height="2.54cm" svg:x="3.54cm" svg:y="13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2.538cm" svg:height="7.616cm" draw:transform="rotate (-3.14159265358979) translate (16.24cm 16.23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3" draw:layer="layout" svg:width="5.076cm" svg:height="2.539cm" draw:transform="rotate (-3.14159265358979) translate (16.236cm 16.237cm)">
            <text:p/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6" draw:text-style-name="P4" draw:layer="layout" svg:width="7.62cm" svg:height="2.54cm" svg:x="6.08cm" svg:y="11.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62cm" svg:height="2.54cm" svg:x="6.08cm" svg:y="16.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62cm" svg:height="2.54cm" draw:transform="rotate (1.5709708597201) translate (8.621cm 18.78cm)">
          <text:p/>
          <draw:enhanced-geometry svg:viewBox="0 0 21600 21600" draw:type="rectangle" draw:enhanced-path="M 0 0 L 21600 0 21600 21600 0 21600 0 0 Z N"/>
        </draw:custom-shape>
        <draw:g>
          <draw:g>
            <draw:g>
              <draw:g>
                <draw:custom-shape draw:style-name="gr47" draw:text-style-name="P8" draw:layer="layout" svg:width="3.338cm" svg:height="0.129cm" svg:x="5.674cm" svg:y="8.484cm">
                  <text:p/>
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48" draw:text-style-name="P8" draw:layer="layout" svg:width="3.338cm" svg:height="0.13cm" svg:x="5.674cm" svg:y="8.613cm">
                  <text:p/>
  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49" draw:text-style-name="P8" draw:layer="layout" svg:width="2.138cm" svg:height="0.072cm" svg:x="6.266cm" svg:y="8.54cm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50" draw:text-style-name="P8" draw:layer="layout" svg:width="2.138cm" svg:height="0.074cm" svg:x="6.266cm" svg:y="8.612cm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  <draw:g>
              <draw:g>
                <draw:custom-shape draw:style-name="gr51" draw:text-style-name="P8" draw:layer="layout" svg:width="3.337cm" svg:height="0.129cm" draw:transform="rotate (1.5707963267949) translate (7.215cm 10.281cm)">
                  <text:p/>
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52" draw:text-style-name="P8" draw:layer="layout" svg:width="3.337cm" svg:height="0.13cm" draw:transform="rotate (-1.5707963267949) translate (7.472cm 6.942cm)">
                  <text:p/>
  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49" draw:text-style-name="P8" draw:layer="layout" svg:width="2.139cm" svg:height="0.072cm" draw:transform="rotate (1.5707963267949) translate (7.268cm 9.691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53" draw:text-style-name="P8" draw:layer="layout" svg:width="2.139cm" svg:height="0.074cm" draw:transform="rotate (-1.5707963267949) translate (7.414cm 7.55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</draw:g>
          <draw:g>
            <draw:g>
              <draw:g>
                <draw:custom-shape draw:style-name="gr54" draw:text-style-name="P8" draw:layer="layout" svg:width="1.534cm" svg:height="0.057cm" draw:transform="skewX (-0.0699877030049727) rotate (0.785398163397448) translate (6.754cm 9.118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55" draw:text-style-name="P8" draw:layer="layout" svg:width="1.532cm" svg:height="0.059cm" draw:transform="rotate (-0.785398163397448) translate (6.839cm 8.072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56" draw:text-style-name="P8" draw:layer="layout" svg:width="0.981cm" svg:height="0.035cm" draw:transform="skewX (0.028623399732707) rotate (0.785398163397448) translate (6.964cm 8.941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57" draw:text-style-name="P8" draw:layer="layout" svg:width="0.981cm" svg:height="0.033cm" draw:transform="skewX (-0.0303687289847013) rotate (-0.785398163397448) translate (7.013cm 8.27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  <draw:g>
              <draw:g>
                <draw:custom-shape draw:style-name="gr58" draw:text-style-name="P8" draw:layer="layout" svg:width="1.532cm" svg:height="0.059cm" draw:transform="rotate (2.35619449019234) translate (7.838cm 9.2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59" draw:text-style-name="P8" draw:layer="layout" svg:width="1.533cm" svg:height="0.06cm" draw:transform="skewX (0.0165806278939462) rotate (-2.35619449019235) translate (7.922cm 8.076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56" draw:text-style-name="P8" draw:layer="layout" svg:width="0.983cm" svg:height="0.033cm" draw:transform="skewX (-0.0303687289847013) rotate (2.35619449019234) translate (7.665cm 8.99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60" draw:text-style-name="P8" draw:layer="layout" svg:width="0.984cm" svg:height="0.038cm" draw:transform="rotate (-2.35619449019235) translate (7.712cm 8.273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</draw:g>
          <draw:custom-shape draw:style-name="gr61" draw:text-style-name="P9" draw:layer="layout" svg:width="0.58cm" svg:height="0.579cm" svg:x="7.05cm" svg:y="8.3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" draw:layer="layout" svg:width="0.439cm" svg:height="0.437cm" svg:x="7.119cm" svg:y="8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g>
                <draw:custom-shape draw:style-name="gr63" draw:text-style-name="P8" draw:layer="layout" svg:width="8.484cm" svg:height="0.325cm" svg:x="5.673cm" svg:y="10.861cm">
                  <text:p/>
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64" draw:text-style-name="P8" draw:layer="layout" svg:width="8.484cm" svg:height="0.327cm" svg:x="5.673cm" svg:y="11.183cm">
                  <text:p/>
  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65" draw:text-style-name="P8" draw:layer="layout" svg:width="5.435cm" svg:height="0.185cm" svg:x="7.176cm" svg:y="10.997cm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66" draw:text-style-name="P8" draw:layer="layout" svg:width="5.435cm" svg:height="0.184cm" svg:x="7.176cm" svg:y="11.182cm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  <draw:g>
              <draw:g>
                <draw:custom-shape draw:style-name="gr63" draw:text-style-name="P8" draw:layer="layout" svg:width="8.482cm" svg:height="0.328cm" draw:transform="rotate (1.5707963267949) translate (9.59cm 15.426cm)">
                  <text:p/>
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67" draw:text-style-name="P8" draw:layer="layout" svg:width="8.483cm" svg:height="0.327cm" draw:transform="rotate (-1.5707963267949) translate (10.243cm 6.942cm)">
                  <text:p/>
  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68" draw:text-style-name="P8" draw:layer="layout" svg:width="5.434cm" svg:height="0.187cm" draw:transform="rotate (1.5707963267949) translate (9.721cm 13.924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69" draw:text-style-name="P8" draw:layer="layout" svg:width="5.436cm" svg:height="0.184cm" draw:transform="rotate (-1.5707963267949) translate (10.094cm 8.492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</draw:g>
          <draw:g>
            <draw:g>
              <draw:g>
                <draw:custom-shape draw:style-name="gr70" draw:text-style-name="P8" draw:layer="layout" svg:width="3.89cm" svg:height="0.148cm" draw:transform="rotate (0.785398163397448) translate (8.422cm 12.462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71" draw:text-style-name="P8" draw:layer="layout" svg:width="3.898cm" svg:height="0.146cm" draw:transform="skewX (0.0136135681655558) rotate (-0.785398163397449) translate (8.633cm 9.816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72" draw:text-style-name="P8" draw:layer="layout" svg:width="2.499cm" svg:height="0.086cm" draw:transform="rotate (0.785398163397448) translate (8.951cm 12.022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73" draw:text-style-name="P8" draw:layer="layout" svg:width="2.495cm" svg:height="0.081cm" draw:transform="skewX (0.0123918376891597) rotate (-0.785398163397449) translate (9.076cm 10.318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  <draw:g>
              <draw:g>
                <draw:custom-shape draw:style-name="gr74" draw:text-style-name="P8" draw:layer="layout" svg:width="3.895cm" svg:height="0.152cm" draw:transform="skewX (-0.00663225115757855) rotate (2.35619449019234) translate (11.173cm 12.676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75" draw:text-style-name="P8" draw:layer="layout" svg:width="3.893cm" svg:height="0.147cm" draw:transform="rotate (-2.35619449019235) translate (11.388cm 9.814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76" draw:text-style-name="P8" draw:layer="layout" svg:width="2.496cm" svg:height="0.082cm" draw:transform="skewX (0.0122173047639604) rotate (2.35619449019234) translate (10.732cm 12.141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77" draw:text-style-name="P8" draw:layer="layout" svg:width="2.498cm" svg:height="0.083cm" draw:transform="skewX (0.0120427718387608) rotate (-2.35619449019234) translate (10.853cm 10.32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</draw:g>
          <draw:custom-shape draw:style-name="gr78" draw:text-style-name="P9" draw:layer="layout" svg:width="1.473cm" svg:height="1.475cm" svg:x="9.173cm" svg:y="10.4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" draw:layer="layout" svg:width="1.116cm" svg:height="1.116cm" svg:x="9.344cm" svg:y="10.6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g>
                <draw:custom-shape draw:style-name="gr80" draw:text-style-name="P8" draw:layer="layout" svg:width="3.339cm" svg:height="0.129cm" svg:x="10.74cm" svg:y="13.568cm">
                  <text:p/>
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81" draw:text-style-name="P8" draw:layer="layout" svg:width="3.339cm" svg:height="0.128cm" svg:x="10.74cm" svg:y="13.697cm">
                  <text:p/>
  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82" draw:text-style-name="P8" draw:layer="layout" svg:width="2.137cm" svg:height="0.072cm" svg:x="11.333cm" svg:y="13.623cm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83" draw:text-style-name="P8" draw:layer="layout" svg:width="2.137cm" svg:height="0.073cm" svg:x="11.333cm" svg:y="13.692cm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  <draw:g>
              <draw:g>
                <draw:custom-shape draw:style-name="gr80" draw:text-style-name="P8" draw:layer="layout" svg:width="3.339cm" svg:height="0.128cm" draw:transform="rotate (1.5707963267949) translate (12.281cm 15.364cm)">
                  <text:p/>
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48" draw:text-style-name="P8" draw:layer="layout" svg:width="3.338cm" svg:height="0.131cm" draw:transform="rotate (-1.5707963267949) translate (12.538cm 12.027cm)">
                  <text:p/>
  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49" draw:text-style-name="P8" draw:layer="layout" svg:width="2.138cm" svg:height="0.073cm" draw:transform="rotate (1.5707963267949) translate (12.332cm 14.773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50" draw:text-style-name="P8" draw:layer="layout" svg:width="2.138cm" svg:height="0.075cm" draw:transform="rotate (-1.5707963267949) translate (12.48cm 12.636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</draw:g>
          <draw:g>
            <draw:g>
              <draw:g>
                <draw:custom-shape draw:style-name="gr54" draw:text-style-name="P8" draw:layer="layout" svg:width="1.534cm" svg:height="0.057cm" draw:transform="skewX (-0.0525344104850293) rotate (0.785398163397448) translate (11.821cm 14.201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55" draw:text-style-name="P8" draw:layer="layout" svg:width="1.532cm" svg:height="0.059cm" draw:transform="skewX (0.016929693744345) rotate (-0.785398163397448) translate (11.904cm 13.157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56" draw:text-style-name="P8" draw:layer="layout" svg:width="0.981cm" svg:height="0.035cm" draw:transform="skewX (0.028623399732707) rotate (0.785398163397448) translate (12.03cm 14.023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57" draw:text-style-name="P8" draw:layer="layout" svg:width="0.981cm" svg:height="0.033cm" draw:transform="skewX (0.0303687289847012) rotate (-0.785398163397448) translate (12.077cm 13.356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  <draw:g>
              <draw:g>
                <draw:custom-shape draw:style-name="gr58" draw:text-style-name="P8" draw:layer="layout" svg:width="1.532cm" svg:height="0.059cm" draw:transform="rotate (2.35619449019234) translate (12.905cm 14.281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84" draw:text-style-name="P8" draw:layer="layout" svg:width="1.534cm" svg:height="0.059cm" draw:transform="skewX (0.0169296937443449) rotate (-2.35619449019234) translate (12.989cm 13.157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56" draw:text-style-name="P8" draw:layer="layout" svg:width="0.981cm" svg:height="0.033cm" draw:transform="rotate (2.35619449019234) translate (12.73cm 14.072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57" draw:text-style-name="P8" draw:layer="layout" svg:width="0.981cm" svg:height="0.037cm" draw:transform="rotate (-2.35619449019235) translate (12.779cm 13.354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</draw:g>
          <draw:custom-shape draw:style-name="gr61" draw:text-style-name="P9" draw:layer="layout" svg:width="0.581cm" svg:height="0.579cm" svg:x="12.116cm" svg:y="13.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" draw:layer="layout" svg:width="0.439cm" svg:height="0.436cm" svg:x="12.186cm" svg:y="13.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Default">
        <draw:custom-shape draw:style-name="gr85" draw:text-style-name="P7" draw:layer="layout" svg:width="15.24cm" svg:height="15.24cm" svg:x="2.27cm" svg:y="4.81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2.54cm" svg:height="7.62cm" svg:x="3.54cm" svg:y="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5.08cm" svg:height="2.54cm" svg:x="3.54cm" svg:y="13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2.538cm" svg:height="7.616cm" draw:transform="rotate (-3.14159265358979) translate (16.24cm 16.23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3" draw:layer="layout" svg:width="5.076cm" svg:height="2.539cm" draw:transform="rotate (-3.14159265358979) translate (16.236cm 16.237cm)">
            <text:p/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6" draw:text-style-name="P4" draw:layer="layout" svg:width="7.62cm" svg:height="2.54cm" svg:x="6.08cm" svg:y="11.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62cm" svg:height="2.54cm" svg:x="6.08cm" svg:y="16.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62cm" svg:height="2.54cm" draw:transform="rotate (1.5709708597201) translate (8.621cm 18.78cm)">
          <text:p/>
          <draw:enhanced-geometry svg:viewBox="0 0 21600 21600" draw:type="rectangle" draw:enhanced-path="M 0 0 L 21600 0 21600 21600 0 21600 0 0 Z N"/>
        </draw:custom-shape>
        <draw:g>
          <draw:g>
            <draw:g>
              <draw:g>
                <draw:custom-shape draw:style-name="gr47" draw:text-style-name="P8" draw:layer="layout" svg:width="3.338cm" svg:height="0.129cm" svg:x="5.674cm" svg:y="8.484cm">
                  <text:p/>
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48" draw:text-style-name="P8" draw:layer="layout" svg:width="3.338cm" svg:height="0.13cm" svg:x="5.674cm" svg:y="8.613cm">
                  <text:p/>
  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49" draw:text-style-name="P8" draw:layer="layout" svg:width="2.138cm" svg:height="0.072cm" svg:x="6.266cm" svg:y="8.54cm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50" draw:text-style-name="P8" draw:layer="layout" svg:width="2.138cm" svg:height="0.074cm" svg:x="6.266cm" svg:y="8.612cm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  <draw:g>
              <draw:g>
                <draw:custom-shape draw:style-name="gr51" draw:text-style-name="P8" draw:layer="layout" svg:width="3.337cm" svg:height="0.129cm" draw:transform="rotate (1.5707963267949) translate (7.215cm 10.281cm)">
                  <text:p/>
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52" draw:text-style-name="P8" draw:layer="layout" svg:width="3.337cm" svg:height="0.13cm" draw:transform="rotate (-1.5707963267949) translate (7.472cm 6.942cm)">
                  <text:p/>
  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49" draw:text-style-name="P8" draw:layer="layout" svg:width="2.139cm" svg:height="0.072cm" draw:transform="rotate (1.5707963267949) translate (7.268cm 9.691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53" draw:text-style-name="P8" draw:layer="layout" svg:width="2.139cm" svg:height="0.074cm" draw:transform="rotate (-1.5707963267949) translate (7.414cm 7.55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</draw:g>
          <draw:g>
            <draw:g>
              <draw:g>
                <draw:custom-shape draw:style-name="gr54" draw:text-style-name="P8" draw:layer="layout" svg:width="1.534cm" svg:height="0.057cm" draw:transform="skewX (-0.0699877030049727) rotate (0.785398163397448) translate (6.754cm 9.118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55" draw:text-style-name="P8" draw:layer="layout" svg:width="1.532cm" svg:height="0.059cm" draw:transform="rotate (-0.785398163397448) translate (6.839cm 8.072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56" draw:text-style-name="P8" draw:layer="layout" svg:width="0.981cm" svg:height="0.035cm" draw:transform="skewX (0.028623399732707) rotate (0.785398163397448) translate (6.964cm 8.941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57" draw:text-style-name="P8" draw:layer="layout" svg:width="0.981cm" svg:height="0.033cm" draw:transform="skewX (-0.0303687289847013) rotate (-0.785398163397448) translate (7.013cm 8.27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  <draw:g>
              <draw:g>
                <draw:custom-shape draw:style-name="gr58" draw:text-style-name="P8" draw:layer="layout" svg:width="1.532cm" svg:height="0.059cm" draw:transform="rotate (2.35619449019234) translate (7.838cm 9.2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59" draw:text-style-name="P8" draw:layer="layout" svg:width="1.533cm" svg:height="0.06cm" draw:transform="skewX (0.0165806278939462) rotate (-2.35619449019235) translate (7.922cm 8.076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56" draw:text-style-name="P8" draw:layer="layout" svg:width="0.983cm" svg:height="0.033cm" draw:transform="skewX (-0.0303687289847013) rotate (2.35619449019234) translate (7.665cm 8.99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60" draw:text-style-name="P8" draw:layer="layout" svg:width="0.984cm" svg:height="0.038cm" draw:transform="rotate (-2.35619449019235) translate (7.712cm 8.273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</draw:g>
          <draw:custom-shape draw:style-name="gr61" draw:text-style-name="P9" draw:layer="layout" svg:width="0.58cm" svg:height="0.579cm" svg:x="7.05cm" svg:y="8.3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" draw:layer="layout" svg:width="0.439cm" svg:height="0.437cm" svg:x="7.119cm" svg:y="8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63" draw:text-style-name="P8" draw:layer="layout" svg:width="8.484cm" svg:height="0.325cm" svg:x="5.673cm" svg:y="10.861cm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64" draw:text-style-name="P8" draw:layer="layout" svg:width="8.484cm" svg:height="0.327cm" svg:x="5.673cm" svg:y="11.183cm">
                <text:p/>
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65" draw:text-style-name="P8" draw:layer="layout" svg:width="5.435cm" svg:height="0.185cm" svg:x="7.176cm" svg:y="10.997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66" draw:text-style-name="P8" draw:layer="layout" svg:width="5.435cm" svg:height="0.184cm" svg:x="7.176cm" svg:y="11.182cm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  <draw:g>
            <draw:g>
              <draw:custom-shape draw:style-name="gr63" draw:text-style-name="P8" draw:layer="layout" svg:width="8.482cm" svg:height="0.328cm" draw:transform="rotate (1.5707963267949) translate (9.59cm 15.426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67" draw:text-style-name="P8" draw:layer="layout" svg:width="8.483cm" svg:height="0.327cm" draw:transform="rotate (-1.5707963267949) translate (10.243cm 6.942cm)">
                <text:p/>
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68" draw:text-style-name="P8" draw:layer="layout" svg:width="5.434cm" svg:height="0.187cm" draw:transform="rotate (1.5707963267949) translate (9.721cm 13.924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69" draw:text-style-name="P8" draw:layer="layout" svg:width="5.436cm" svg:height="0.184cm" draw:transform="rotate (-1.5707963267949) translate (10.094cm 8.492cm)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</draw:g>
        <draw:g>
          <draw:g>
            <draw:g>
              <draw:custom-shape draw:style-name="gr70" draw:text-style-name="P8" draw:layer="layout" svg:width="3.89cm" svg:height="0.148cm" draw:transform="rotate (0.785398163397448) translate (8.422cm 12.462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71" draw:text-style-name="P8" draw:layer="layout" svg:width="3.898cm" svg:height="0.146cm" draw:transform="skewX (0.0136135681655558) rotate (-0.785398163397449) translate (8.633cm 9.816cm)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2" draw:text-style-name="P8" draw:layer="layout" svg:width="2.499cm" svg:height="0.086cm" draw:transform="rotate (0.785398163397448) translate (8.951cm 12.022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73" draw:text-style-name="P8" draw:layer="layout" svg:width="2.495cm" svg:height="0.081cm" draw:transform="skewX (0.0123918376891597) rotate (-0.785398163397449) translate (9.076cm 10.318cm)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  <draw:g>
            <draw:g>
              <draw:custom-shape draw:style-name="gr74" draw:text-style-name="P8" draw:layer="layout" svg:width="3.895cm" svg:height="0.152cm" draw:transform="skewX (-0.00663225115757855) rotate (2.35619449019234) translate (11.173cm 12.676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75" draw:text-style-name="P8" draw:layer="layout" svg:width="3.893cm" svg:height="0.147cm" draw:transform="rotate (-2.35619449019235) translate (11.388cm 9.814cm)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6" draw:text-style-name="P8" draw:layer="layout" svg:width="2.496cm" svg:height="0.082cm" draw:transform="skewX (0.0122173047639604) rotate (2.35619449019234) translate (10.732cm 12.141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77" draw:text-style-name="P8" draw:layer="layout" svg:width="2.498cm" svg:height="0.083cm" draw:transform="skewX (0.0120427718387608) rotate (-2.35619449019234) translate (10.853cm 10.32cm)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</draw:g>
        <draw:custom-shape draw:style-name="gr78" draw:text-style-name="P9" draw:layer="layout" svg:width="1.473cm" svg:height="1.475cm" svg:x="9.173cm" svg:y="10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" draw:layer="layout" svg:width="1.116cm" svg:height="1.116cm" svg:x="9.344cm" svg:y="10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g>
              <draw:g>
                <draw:custom-shape draw:style-name="gr80" draw:text-style-name="P8" draw:layer="layout" svg:width="3.339cm" svg:height="0.129cm" svg:x="10.74cm" svg:y="13.568cm">
                  <text:p/>
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81" draw:text-style-name="P8" draw:layer="layout" svg:width="3.339cm" svg:height="0.128cm" svg:x="10.74cm" svg:y="13.697cm">
                  <text:p/>
  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82" draw:text-style-name="P8" draw:layer="layout" svg:width="2.137cm" svg:height="0.072cm" svg:x="11.333cm" svg:y="13.623cm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83" draw:text-style-name="P8" draw:layer="layout" svg:width="2.137cm" svg:height="0.073cm" svg:x="11.333cm" svg:y="13.692cm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  <draw:g>
              <draw:g>
                <draw:custom-shape draw:style-name="gr80" draw:text-style-name="P8" draw:layer="layout" svg:width="3.339cm" svg:height="0.128cm" draw:transform="rotate (1.5707963267949) translate (12.281cm 15.364cm)">
                  <text:p/>
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48" draw:text-style-name="P8" draw:layer="layout" svg:width="3.338cm" svg:height="0.131cm" draw:transform="rotate (-1.5707963267949) translate (12.538cm 12.027cm)">
                  <text:p/>
  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49" draw:text-style-name="P8" draw:layer="layout" svg:width="2.138cm" svg:height="0.073cm" draw:transform="rotate (1.5707963267949) translate (12.332cm 14.773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50" draw:text-style-name="P8" draw:layer="layout" svg:width="2.138cm" svg:height="0.075cm" draw:transform="rotate (-1.5707963267949) translate (12.48cm 12.636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</draw:g>
          <draw:g>
            <draw:g>
              <draw:g>
                <draw:custom-shape draw:style-name="gr54" draw:text-style-name="P8" draw:layer="layout" svg:width="1.534cm" svg:height="0.057cm" draw:transform="skewX (-0.0525344104850293) rotate (0.785398163397448) translate (11.821cm 14.201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55" draw:text-style-name="P8" draw:layer="layout" svg:width="1.532cm" svg:height="0.059cm" draw:transform="skewX (0.016929693744345) rotate (-0.785398163397448) translate (11.904cm 13.157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56" draw:text-style-name="P8" draw:layer="layout" svg:width="0.981cm" svg:height="0.035cm" draw:transform="skewX (0.028623399732707) rotate (0.785398163397448) translate (12.03cm 14.023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57" draw:text-style-name="P8" draw:layer="layout" svg:width="0.981cm" svg:height="0.033cm" draw:transform="skewX (0.0303687289847012) rotate (-0.785398163397448) translate (12.077cm 13.356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  <draw:g>
              <draw:g>
                <draw:custom-shape draw:style-name="gr58" draw:text-style-name="P8" draw:layer="layout" svg:width="1.532cm" svg:height="0.059cm" draw:transform="rotate (2.35619449019234) translate (12.905cm 14.281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84" draw:text-style-name="P8" draw:layer="layout" svg:width="1.534cm" svg:height="0.059cm" draw:transform="skewX (0.0169296937443449) rotate (-2.35619449019234) translate (12.989cm 13.157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56" draw:text-style-name="P8" draw:layer="layout" svg:width="0.981cm" svg:height="0.033cm" draw:transform="rotate (2.35619449019234) translate (12.73cm 14.072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57" draw:text-style-name="P8" draw:layer="layout" svg:width="0.981cm" svg:height="0.037cm" draw:transform="rotate (-2.35619449019235) translate (12.779cm 13.354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</draw:g>
          <draw:custom-shape draw:style-name="gr61" draw:text-style-name="P9" draw:layer="layout" svg:width="0.581cm" svg:height="0.579cm" svg:x="12.116cm" svg:y="13.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" draw:layer="layout" svg:width="0.439cm" svg:height="0.436cm" svg:x="12.186cm" svg:y="13.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4" draw:style-name="dp1" draw:master-page-name="Default">
        <draw:custom-shape draw:style-name="gr86" draw:text-style-name="P1" draw:layer="layout" svg:width="15.24cm" svg:height="15.24cm" svg:x="2.27cm" svg:y="4.81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2.54cm" svg:height="7.62cm" svg:x="3.54cm" svg:y="8.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5.08cm" svg:height="2.54cm" svg:x="3.54cm" svg:y="13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2.538cm" svg:height="7.616cm" draw:transform="rotate (-3.14159265358979) translate (16.24cm 16.23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3" draw:layer="layout" svg:width="5.076cm" svg:height="2.539cm" draw:transform="rotate (-3.14159265358979) translate (16.236cm 16.237cm)">
            <text:p/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6" draw:text-style-name="P4" draw:layer="layout" svg:width="7.62cm" svg:height="2.54cm" svg:x="6.08cm" svg:y="11.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62cm" svg:height="2.54cm" svg:x="6.08cm" svg:y="16.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62cm" svg:height="2.54cm" draw:transform="rotate (1.5709708597201) translate (8.621cm 18.78cm)">
          <text:p/>
          <draw:enhanced-geometry svg:viewBox="0 0 21600 21600" draw:type="rectangle" draw:enhanced-path="M 0 0 L 21600 0 21600 21600 0 21600 0 0 Z N"/>
        </draw:custom-shape>
        <draw:g>
          <draw:g>
            <draw:g>
              <draw:g>
                <draw:custom-shape draw:style-name="gr7" draw:text-style-name="P5" draw:layer="layout" svg:width="3.338cm" svg:height="0.129cm" svg:x="5.674cm" svg:y="8.484cm">
                  <text:p/>
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8" draw:text-style-name="P5" draw:layer="layout" svg:width="3.338cm" svg:height="0.13cm" svg:x="5.674cm" svg:y="8.613cm">
                  <text:p/>
  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9" draw:text-style-name="P5" draw:layer="layout" svg:width="2.138cm" svg:height="0.072cm" svg:x="6.266cm" svg:y="8.54cm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10" draw:text-style-name="P5" draw:layer="layout" svg:width="2.138cm" svg:height="0.074cm" svg:x="6.266cm" svg:y="8.612cm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  <draw:g>
              <draw:g>
                <draw:custom-shape draw:style-name="gr11" draw:text-style-name="P5" draw:layer="layout" svg:width="3.337cm" svg:height="0.129cm" draw:transform="rotate (1.5707963267949) translate (7.215cm 10.281cm)">
                  <text:p/>
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12" draw:text-style-name="P5" draw:layer="layout" svg:width="3.337cm" svg:height="0.13cm" draw:transform="rotate (-1.5707963267949) translate (7.472cm 6.942cm)">
                  <text:p/>
  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9" draw:text-style-name="P5" draw:layer="layout" svg:width="2.139cm" svg:height="0.072cm" draw:transform="rotate (1.5707963267949) translate (7.268cm 9.691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13" draw:text-style-name="P5" draw:layer="layout" svg:width="2.139cm" svg:height="0.074cm" draw:transform="rotate (-1.5707963267949) translate (7.414cm 7.55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</draw:g>
          <draw:g>
            <draw:g>
              <draw:g>
                <draw:custom-shape draw:style-name="gr14" draw:text-style-name="P5" draw:layer="layout" svg:width="1.534cm" svg:height="0.057cm" draw:transform="skewX (-0.0699877030049727) rotate (0.785398163397448) translate (6.754cm 9.118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15" draw:text-style-name="P5" draw:layer="layout" svg:width="1.532cm" svg:height="0.059cm" draw:transform="rotate (-0.785398163397448) translate (6.839cm 8.072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16" draw:text-style-name="P5" draw:layer="layout" svg:width="0.981cm" svg:height="0.035cm" draw:transform="skewX (0.028623399732707) rotate (0.785398163397448) translate (6.964cm 8.941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17" draw:text-style-name="P5" draw:layer="layout" svg:width="0.981cm" svg:height="0.033cm" draw:transform="skewX (-0.0303687289847013) rotate (-0.785398163397448) translate (7.013cm 8.27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  <draw:g>
              <draw:g>
                <draw:custom-shape draw:style-name="gr18" draw:text-style-name="P5" draw:layer="layout" svg:width="1.532cm" svg:height="0.059cm" draw:transform="rotate (2.35619449019234) translate (7.838cm 9.2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19" draw:text-style-name="P5" draw:layer="layout" svg:width="1.533cm" svg:height="0.06cm" draw:transform="skewX (0.0165806278939462) rotate (-2.35619449019235) translate (7.922cm 8.076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16" draw:text-style-name="P5" draw:layer="layout" svg:width="0.983cm" svg:height="0.033cm" draw:transform="skewX (-0.0303687289847013) rotate (2.35619449019234) translate (7.665cm 8.99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20" draw:text-style-name="P5" draw:layer="layout" svg:width="0.984cm" svg:height="0.038cm" draw:transform="rotate (-2.35619449019235) translate (7.712cm 8.273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</draw:g>
          <draw:custom-shape draw:style-name="gr21" draw:text-style-name="P6" draw:layer="layout" svg:width="0.58cm" svg:height="0.579cm" svg:x="7.05cm" svg:y="8.3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7" draw:layer="layout" svg:width="0.439cm" svg:height="0.437cm" svg:x="7.119cm" svg:y="8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30" draw:text-style-name="P5" draw:layer="layout" svg:width="3.89cm" svg:height="0.148cm" draw:transform="rotate (0.785398163397448) translate (8.422cm 12.462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87" draw:text-style-name="P5" draw:layer="layout" svg:width="3.898cm" svg:height="0.146cm" draw:transform="skewX (0.0136135681655558) rotate (-0.785398163397449) translate (8.633cm 9.816cm)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32" draw:text-style-name="P5" draw:layer="layout" svg:width="2.499cm" svg:height="0.086cm" draw:transform="rotate (0.785398163397448) translate (8.951cm 12.022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33" draw:text-style-name="P5" draw:layer="layout" svg:width="2.495cm" svg:height="0.081cm" draw:transform="skewX (0.0123918376891597) rotate (-0.785398163397449) translate (9.076cm 10.318cm)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  <draw:g>
            <draw:g>
              <draw:custom-shape draw:style-name="gr34" draw:text-style-name="P5" draw:layer="layout" svg:width="3.895cm" svg:height="0.152cm" draw:transform="skewX (-0.00663225115757855) rotate (2.35619449019234) translate (11.173cm 12.676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35" draw:text-style-name="P5" draw:layer="layout" svg:width="3.893cm" svg:height="0.147cm" draw:transform="rotate (-2.35619449019235) translate (11.388cm 9.814cm)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36" draw:text-style-name="P5" draw:layer="layout" svg:width="2.496cm" svg:height="0.082cm" draw:transform="skewX (0.0122173047639604) rotate (2.35619449019234) translate (10.732cm 12.141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88" draw:text-style-name="P5" draw:layer="layout" svg:width="2.498cm" svg:height="0.083cm" draw:transform="skewX (0.0120427718387608) rotate (-2.35619449019234) translate (10.853cm 10.32cm)">
                <text:p/>
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</draw:g>
        <draw:g>
          <draw:g>
            <draw:g>
              <draw:g>
                <draw:custom-shape draw:style-name="gr89" draw:text-style-name="P10" draw:layer="layout" svg:width="8.484cm" svg:height="0.325cm" svg:x="5.673cm" svg:y="10.861cm">
                  <text:p/>
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90" draw:text-style-name="P10" draw:layer="layout" svg:width="8.484cm" svg:height="0.327cm" svg:x="5.673cm" svg:y="11.183cm">
                  <text:p/>
  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91" draw:text-style-name="P10" draw:layer="layout" svg:width="5.435cm" svg:height="0.185cm" svg:x="7.176cm" svg:y="10.997cm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92" draw:text-style-name="P10" draw:layer="layout" svg:width="5.435cm" svg:height="0.184cm" svg:x="7.176cm" svg:y="11.182cm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  <draw:g>
              <draw:g>
                <draw:custom-shape draw:style-name="gr89" draw:text-style-name="P10" draw:layer="layout" svg:width="8.482cm" svg:height="0.328cm" draw:transform="rotate (1.5707963267949) translate (9.59cm 15.426cm)">
                  <text:p/>
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93" draw:text-style-name="P10" draw:layer="layout" svg:width="8.483cm" svg:height="0.327cm" draw:transform="rotate (-1.5707963267949) translate (10.243cm 6.942cm)">
                  <text:p/>
  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94" draw:text-style-name="P10" draw:layer="layout" svg:width="5.434cm" svg:height="0.187cm" draw:transform="rotate (1.5707963267949) translate (9.721cm 13.924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95" draw:text-style-name="P10" draw:layer="layout" svg:width="5.436cm" svg:height="0.184cm" draw:transform="rotate (-1.5707963267949) translate (10.094cm 8.492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</draw:g>
          <draw:custom-shape draw:style-name="gr96" draw:text-style-name="P11" draw:layer="layout" svg:width="1.473cm" svg:height="1.475cm" svg:x="9.173cm" svg:y="10.4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7" draw:text-style-name="P12" draw:layer="layout" svg:width="1.116cm" svg:height="1.116cm" svg:x="9.344cm" svg:y="10.6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g>
                <draw:custom-shape draw:style-name="gr40" draw:text-style-name="P5" draw:layer="layout" svg:width="3.339cm" svg:height="0.129cm" svg:x="10.74cm" svg:y="13.568cm">
                  <text:p/>
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41" draw:text-style-name="P5" draw:layer="layout" svg:width="3.339cm" svg:height="0.128cm" svg:x="10.74cm" svg:y="13.697cm">
                  <text:p/>
  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42" draw:text-style-name="P5" draw:layer="layout" svg:width="2.137cm" svg:height="0.072cm" svg:x="11.333cm" svg:y="13.623cm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43" draw:text-style-name="P5" draw:layer="layout" svg:width="2.137cm" svg:height="0.073cm" svg:x="11.333cm" svg:y="13.692cm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  <draw:g>
              <draw:g>
                <draw:custom-shape draw:style-name="gr40" draw:text-style-name="P5" draw:layer="layout" svg:width="3.339cm" svg:height="0.128cm" draw:transform="rotate (1.5707963267949) translate (12.281cm 15.364cm)">
                  <text:p/>
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8" draw:text-style-name="P5" draw:layer="layout" svg:width="3.338cm" svg:height="0.131cm" draw:transform="rotate (-1.5707963267949) translate (12.538cm 12.027cm)">
                  <text:p/>
  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9" draw:text-style-name="P5" draw:layer="layout" svg:width="2.138cm" svg:height="0.073cm" draw:transform="rotate (1.5707963267949) translate (12.332cm 14.773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10" draw:text-style-name="P5" draw:layer="layout" svg:width="2.138cm" svg:height="0.075cm" draw:transform="rotate (-1.5707963267949) translate (12.48cm 12.636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</draw:g>
          <draw:g>
            <draw:g>
              <draw:g>
                <draw:custom-shape draw:style-name="gr14" draw:text-style-name="P5" draw:layer="layout" svg:width="1.534cm" svg:height="0.057cm" draw:transform="skewX (-0.0525344104850293) rotate (0.785398163397448) translate (11.821cm 14.201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15" draw:text-style-name="P5" draw:layer="layout" svg:width="1.532cm" svg:height="0.059cm" draw:transform="skewX (0.016929693744345) rotate (-0.785398163397448) translate (11.904cm 13.157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16" draw:text-style-name="P5" draw:layer="layout" svg:width="0.981cm" svg:height="0.035cm" draw:transform="skewX (0.028623399732707) rotate (0.785398163397448) translate (12.03cm 14.023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17" draw:text-style-name="P5" draw:layer="layout" svg:width="0.981cm" svg:height="0.033cm" draw:transform="skewX (0.0303687289847012) rotate (-0.785398163397448) translate (12.077cm 13.356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  <draw:g>
              <draw:g>
                <draw:custom-shape draw:style-name="gr18" draw:text-style-name="P5" draw:layer="layout" svg:width="1.532cm" svg:height="0.059cm" draw:transform="rotate (2.35619449019234) translate (12.905cm 14.281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45" draw:text-style-name="P5" draw:layer="layout" svg:width="1.534cm" svg:height="0.059cm" draw:transform="skewX (0.0169296937443449) rotate (-2.35619449019234) translate (12.989cm 13.157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  <draw:g>
                <draw:custom-shape draw:style-name="gr16" draw:text-style-name="P5" draw:layer="layout" svg:width="0.981cm" svg:height="0.033cm" draw:transform="rotate (2.35619449019234) translate (12.73cm 14.072cm)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17" draw:text-style-name="P5" draw:layer="layout" svg:width="0.981cm" svg:height="0.037cm" draw:transform="rotate (-2.35619449019235) translate (12.779cm 13.354cm)">
                  <text:p/>
    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</draw:g>
          <draw:custom-shape draw:style-name="gr21" draw:text-style-name="P6" draw:layer="layout" svg:width="0.581cm" svg:height="0.579cm" svg:x="12.116cm" svg:y="13.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7" draw:layer="layout" svg:width="0.439cm" svg:height="0.436cm" svg:x="12.186cm" svg:y="13.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10" draw:display-name="Gradient 10" draw:style="radial" draw:cx="50%" draw:cy="50%" draw:start-color="#ffffff" draw:end-color="#4e9a06" draw:start-intensity="100%" draw:end-intensity="100%" draw:border="0%"/>
    <draw:gradient draw:name="Gradient_20_100" draw:display-name="Gradient 100" draw:style="radial" draw:cx="50%" draw:cy="50%" draw:start-color="#ffffff" draw:end-color="#000000" draw:start-intensity="100%" draw:end-intensity="100%" draw:border="0%"/>
    <draw:gradient draw:name="Gradient_20_101" draw:display-name="Gradient 101" draw:style="radial" draw:cx="50%" draw:cy="50%" draw:start-color="#ffffff" draw:end-color="#000000" draw:start-intensity="100%" draw:end-intensity="100%" draw:border="0%"/>
    <draw:gradient draw:name="Gradient_20_102" draw:display-name="Gradient 102" draw:style="radial" draw:cx="50%" draw:cy="50%" draw:start-color="#ffffff" draw:end-color="#000000" draw:start-intensity="100%" draw:end-intensity="100%" draw:border="0%"/>
    <draw:gradient draw:name="Gradient_20_103" draw:display-name="Gradient 103" draw:style="radial" draw:cx="50%" draw:cy="50%" draw:start-color="#ffffff" draw:end-color="#000000" draw:start-intensity="100%" draw:end-intensity="100%" draw:border="0%"/>
    <draw:gradient draw:name="Gradient_20_104" draw:display-name="Gradient 104" draw:style="radial" draw:cx="50%" draw:cy="50%" draw:start-color="#ffffff" draw:end-color="#000000" draw:start-intensity="100%" draw:end-intensity="100%" draw:border="0%"/>
    <draw:gradient draw:name="Gradient_20_105" draw:display-name="Gradient 105" draw:style="radial" draw:cx="50%" draw:cy="50%" draw:start-color="#ffffff" draw:end-color="#000000" draw:start-intensity="100%" draw:end-intensity="100%" draw:border="0%"/>
    <draw:gradient draw:name="Gradient_20_106" draw:display-name="Gradient 106" draw:style="radial" draw:cx="50%" draw:cy="50%" draw:start-color="#ffffff" draw:end-color="#000000" draw:start-intensity="100%" draw:end-intensity="100%" draw:border="0%"/>
    <draw:gradient draw:name="Gradient_20_107" draw:display-name="Gradient 107" draw:style="radial" draw:cx="50%" draw:cy="50%" draw:start-color="#ffffff" draw:end-color="#000000" draw:start-intensity="100%" draw:end-intensity="100%" draw:border="0%"/>
    <draw:gradient draw:name="Gradient_20_108" draw:display-name="Gradient 108" draw:style="radial" draw:cx="50%" draw:cy="50%" draw:start-color="#ffffff" draw:end-color="#000000" draw:start-intensity="100%" draw:end-intensity="100%" draw:border="0%"/>
    <draw:gradient draw:name="Gradient_20_109" draw:display-name="Gradient 109" draw:style="radial" draw:cx="50%" draw:cy="50%" draw:start-color="#ffffff" draw:end-color="#000000" draw:start-intensity="100%" draw:end-intensity="100%" draw:border="0%"/>
    <draw:gradient draw:name="Gradient_20_11" draw:display-name="Gradient 11" draw:style="radial" draw:cx="50%" draw:cy="50%" draw:start-color="#ffffff" draw:end-color="#4e9a06" draw:start-intensity="100%" draw:end-intensity="100%" draw:border="0%"/>
    <draw:gradient draw:name="Gradient_20_110" draw:display-name="Gradient 110" draw:style="axial" draw:start-color="#8ae234" draw:end-color="#4e9a06" draw:start-intensity="100%" draw:end-intensity="100%" draw:angle="300" draw:border="0%"/>
    <draw:gradient draw:name="Gradient_20_111" draw:display-name="Gradient 111" draw:style="axial" draw:start-color="#ffffff" draw:end-color="#4e9a06" draw:start-intensity="100%" draw:end-intensity="100%" draw:angle="300" draw:border="0%"/>
    <draw:gradient draw:name="Gradient_20_112" draw:display-name="Gradient 112" draw:style="linear" draw:start-color="#ffffff" draw:end-color="#4e9a06" draw:start-intensity="100%" draw:end-intensity="100%" draw:angle="300" draw:border="0%"/>
    <draw:gradient draw:name="Gradient_20_113" draw:display-name="Gradient 113" draw:style="linear" draw:start-color="#ffffff" draw:end-color="#4e9a06" draw:start-intensity="100%" draw:end-intensity="100%" draw:angle="300" draw:border="0%"/>
    <draw:gradient draw:name="Gradient_20_114" draw:display-name="Gradient 114" draw:style="linear" draw:start-color="#ffffff" draw:end-color="#4e9a06" draw:start-intensity="100%" draw:end-intensity="100%" draw:angle="300" draw:border="0%"/>
    <draw:gradient draw:name="Gradient_20_115" draw:display-name="Gradient 115" draw:style="linear" draw:start-color="#ffffff" draw:end-color="#4e9a06" draw:start-intensity="100%" draw:end-intensity="100%" draw:angle="300" draw:border="0%"/>
    <draw:gradient draw:name="Gradient_20_116" draw:display-name="Gradient 116" draw:style="linear" draw:start-color="#ffffff" draw:end-color="#4e9a06" draw:start-intensity="100%" draw:end-intensity="100%" draw:angle="300" draw:border="0%"/>
    <draw:gradient draw:name="Gradient_20_117" draw:display-name="Gradient 117" draw:style="linear" draw:start-color="#ffffff" draw:end-color="#4e9a06" draw:start-intensity="100%" draw:end-intensity="100%" draw:angle="300" draw:border="0%"/>
    <draw:gradient draw:name="Gradient_20_118" draw:display-name="Gradient 118" draw:style="linear" draw:start-color="#ffffff" draw:end-color="#4e9a06" draw:start-intensity="100%" draw:end-intensity="100%" draw:angle="300" draw:border="0%"/>
    <draw:gradient draw:name="Gradient_20_119" draw:display-name="Gradient 119" draw:style="linear" draw:start-color="#ffffff" draw:end-color="#4e9a06" draw:start-intensity="100%" draw:end-intensity="100%" draw:angle="300" draw:border="0%"/>
    <draw:gradient draw:name="Gradient_20_12" draw:display-name="Gradient 12" draw:style="radial" draw:cx="50%" draw:cy="50%" draw:start-color="#ffffff" draw:end-color="#4e9a06" draw:start-intensity="100%" draw:end-intensity="100%" draw:border="0%"/>
    <draw:gradient draw:name="Gradient_20_120" draw:display-name="Gradient 120" draw:style="linear" draw:start-color="#ffffff" draw:end-color="#4e9a06" draw:start-intensity="100%" draw:end-intensity="100%" draw:angle="300" draw:border="0%"/>
    <draw:gradient draw:name="Gradient_20_121" draw:display-name="Gradient 121" draw:style="linear" draw:start-color="#ffffff" draw:end-color="#000000" draw:start-intensity="100%" draw:end-intensity="100%" draw:angle="300" draw:border="0%"/>
    <draw:gradient draw:name="Gradient_20_122" draw:display-name="Gradient 122" draw:style="linear" draw:start-color="#ffffff" draw:end-color="#000000" draw:start-intensity="100%" draw:end-intensity="100%" draw:angle="300" draw:border="0%"/>
    <draw:gradient draw:name="Gradient_20_123" draw:display-name="Gradient 123" draw:style="linear" draw:start-color="#ffffff" draw:end-color="#000000" draw:start-intensity="100%" draw:end-intensity="100%" draw:angle="300" draw:border="0%"/>
    <draw:gradient draw:name="Gradient_20_124" draw:display-name="Gradient 124" draw:style="linear" draw:start-color="#ffffff" draw:end-color="#000000" draw:start-intensity="100%" draw:end-intensity="100%" draw:angle="300" draw:border="0%"/>
    <draw:gradient draw:name="Gradient_20_125" draw:display-name="Gradient 125" draw:style="linear" draw:start-color="#ffffff" draw:end-color="#000000" draw:start-intensity="100%" draw:end-intensity="100%" draw:angle="300" draw:border="0%"/>
    <draw:gradient draw:name="Gradient_20_126" draw:display-name="Gradient 126" draw:style="linear" draw:start-color="#ffffff" draw:end-color="#000000" draw:start-intensity="100%" draw:end-intensity="100%" draw:angle="300" draw:border="0%"/>
    <draw:gradient draw:name="Gradient_20_127" draw:display-name="Gradient 127" draw:style="linear" draw:start-color="#ffffff" draw:end-color="#000000" draw:start-intensity="100%" draw:end-intensity="100%" draw:angle="300" draw:border="0%"/>
    <draw:gradient draw:name="Gradient_20_128" draw:display-name="Gradient 128" draw:style="linear" draw:start-color="#ffffff" draw:end-color="#000000" draw:start-intensity="100%" draw:end-intensity="100%" draw:angle="300" draw:border="0%"/>
    <draw:gradient draw:name="Gradient_20_129" draw:display-name="Gradient 129" draw:style="linear" draw:start-color="#ffffff" draw:end-color="#000000" draw:start-intensity="100%" draw:end-intensity="100%" draw:angle="300" draw:border="0%"/>
    <draw:gradient draw:name="Gradient_20_13" draw:display-name="Gradient 13" draw:style="radial" draw:cx="50%" draw:cy="50%" draw:start-color="#ffffff" draw:end-color="#4e9a06" draw:start-intensity="100%" draw:end-intensity="100%" draw:border="0%"/>
    <draw:gradient draw:name="Gradient_20_130" draw:display-name="Gradient 130" draw:style="radial" draw:cx="50%" draw:cy="50%" draw:start-color="#ffffff" draw:end-color="#4e9a06" draw:start-intensity="100%" draw:end-intensity="100%" draw:border="0%"/>
    <draw:gradient draw:name="Gradient_20_131" draw:display-name="Gradient 131" draw:style="radial" draw:cx="50%" draw:cy="50%" draw:start-color="#ffffff" draw:end-color="#4e9a06" draw:start-intensity="100%" draw:end-intensity="100%" draw:border="0%"/>
    <draw:gradient draw:name="Gradient_20_132" draw:display-name="Gradient 132" draw:style="radial" draw:cx="50%" draw:cy="50%" draw:start-color="#ffffff" draw:end-color="#4e9a06" draw:start-intensity="100%" draw:end-intensity="100%" draw:border="0%"/>
    <draw:gradient draw:name="Gradient_20_133" draw:display-name="Gradient 133" draw:style="radial" draw:cx="50%" draw:cy="50%" draw:start-color="#ffffff" draw:end-color="#4e9a06" draw:start-intensity="100%" draw:end-intensity="100%" draw:border="0%"/>
    <draw:gradient draw:name="Gradient_20_134" draw:display-name="Gradient 134" draw:style="radial" draw:cx="50%" draw:cy="50%" draw:start-color="#ffffff" draw:end-color="#4e9a06" draw:start-intensity="100%" draw:end-intensity="100%" draw:border="0%"/>
    <draw:gradient draw:name="Gradient_20_135" draw:display-name="Gradient 135" draw:style="radial" draw:cx="50%" draw:cy="50%" draw:start-color="#ffffff" draw:end-color="#4e9a06" draw:start-intensity="100%" draw:end-intensity="100%" draw:border="0%"/>
    <draw:gradient draw:name="Gradient_20_136" draw:display-name="Gradient 136" draw:style="radial" draw:cx="50%" draw:cy="50%" draw:start-color="#ffffff" draw:end-color="#4e9a06" draw:start-intensity="100%" draw:end-intensity="100%" draw:border="0%"/>
    <draw:gradient draw:name="Gradient_20_137" draw:display-name="Gradient 137" draw:style="radial" draw:cx="50%" draw:cy="50%" draw:start-color="#ffffff" draw:end-color="#4e9a06" draw:start-intensity="100%" draw:end-intensity="100%" draw:border="0%"/>
    <draw:gradient draw:name="Gradient_20_138" draw:display-name="Gradient 138" draw:style="radial" draw:cx="50%" draw:cy="50%" draw:start-color="#ffffff" draw:end-color="#4e9a06" draw:start-intensity="100%" draw:end-intensity="100%" draw:border="0%"/>
    <draw:gradient draw:name="Gradient_20_139" draw:display-name="Gradient 139" draw:style="radial" draw:cx="50%" draw:cy="50%" draw:start-color="#ffffff" draw:end-color="#4e9a06" draw:start-intensity="100%" draw:end-intensity="100%" draw:border="0%"/>
    <draw:gradient draw:name="Gradient_20_14" draw:display-name="Gradient 14" draw:style="radial" draw:cx="50%" draw:cy="50%" draw:start-color="#ffffff" draw:end-color="#4e9a06" draw:start-intensity="100%" draw:end-intensity="100%" draw:border="0%"/>
    <draw:gradient draw:name="Gradient_20_140" draw:display-name="Gradient 140" draw:style="radial" draw:cx="50%" draw:cy="50%" draw:start-color="#ffffff" draw:end-color="#4e9a06" draw:start-intensity="100%" draw:end-intensity="100%" draw:border="0%"/>
    <draw:gradient draw:name="Gradient_20_141" draw:display-name="Gradient 141" draw:style="radial" draw:cx="50%" draw:cy="50%" draw:start-color="#ffffff" draw:end-color="#4e9a06" draw:start-intensity="100%" draw:end-intensity="100%" draw:border="0%"/>
    <draw:gradient draw:name="Gradient_20_142" draw:display-name="Gradient 142" draw:style="radial" draw:cx="50%" draw:cy="50%" draw:start-color="#ffffff" draw:end-color="#4e9a06" draw:start-intensity="100%" draw:end-intensity="100%" draw:border="0%"/>
    <draw:gradient draw:name="Gradient_20_143" draw:display-name="Gradient 143" draw:style="radial" draw:cx="50%" draw:cy="50%" draw:start-color="#ffffff" draw:end-color="#4e9a06" draw:start-intensity="100%" draw:end-intensity="100%" draw:border="0%"/>
    <draw:gradient draw:name="Gradient_20_144" draw:display-name="Gradient 144" draw:style="radial" draw:cx="50%" draw:cy="50%" draw:start-color="#ffffff" draw:end-color="#4e9a06" draw:start-intensity="100%" draw:end-intensity="100%" draw:border="0%"/>
    <draw:gradient draw:name="Gradient_20_145" draw:display-name="Gradient 145" draw:style="radial" draw:cx="50%" draw:cy="50%" draw:start-color="#ffffff" draw:end-color="#4e9a06" draw:start-intensity="100%" draw:end-intensity="100%" draw:border="0%"/>
    <draw:gradient draw:name="Gradient_20_146" draw:display-name="Gradient 146" draw:style="radial" draw:cx="50%" draw:cy="50%" draw:start-color="#ffffff" draw:end-color="#000000" draw:start-intensity="100%" draw:end-intensity="100%" draw:border="0%"/>
    <draw:gradient draw:name="Gradient_20_147" draw:display-name="Gradient 147" draw:style="radial" draw:cx="50%" draw:cy="50%" draw:start-color="#ffffff" draw:end-color="#000000" draw:start-intensity="100%" draw:end-intensity="100%" draw:border="0%"/>
    <draw:gradient draw:name="Gradient_20_148" draw:display-name="Gradient 148" draw:style="radial" draw:cx="50%" draw:cy="50%" draw:start-color="#ffffff" draw:end-color="#000000" draw:start-intensity="100%" draw:end-intensity="100%" draw:border="0%"/>
    <draw:gradient draw:name="Gradient_20_149" draw:display-name="Gradient 149" draw:style="radial" draw:cx="50%" draw:cy="50%" draw:start-color="#ffffff" draw:end-color="#000000" draw:start-intensity="100%" draw:end-intensity="100%" draw:border="0%"/>
    <draw:gradient draw:name="Gradient_20_15" draw:display-name="Gradient 15" draw:style="radial" draw:cx="50%" draw:cy="50%" draw:start-color="#ffffff" draw:end-color="#4e9a06" draw:start-intensity="100%" draw:end-intensity="100%" draw:border="0%"/>
    <draw:gradient draw:name="Gradient_20_150" draw:display-name="Gradient 150" draw:style="radial" draw:cx="50%" draw:cy="50%" draw:start-color="#ffffff" draw:end-color="#000000" draw:start-intensity="100%" draw:end-intensity="100%" draw:border="0%"/>
    <draw:gradient draw:name="Gradient_20_151" draw:display-name="Gradient 151" draw:style="radial" draw:cx="50%" draw:cy="50%" draw:start-color="#ffffff" draw:end-color="#000000" draw:start-intensity="100%" draw:end-intensity="100%" draw:border="0%"/>
    <draw:gradient draw:name="Gradient_20_152" draw:display-name="Gradient 152" draw:style="radial" draw:cx="50%" draw:cy="50%" draw:start-color="#ffffff" draw:end-color="#000000" draw:start-intensity="100%" draw:end-intensity="100%" draw:border="0%"/>
    <draw:gradient draw:name="Gradient_20_153" draw:display-name="Gradient 153" draw:style="radial" draw:cx="50%" draw:cy="50%" draw:start-color="#ffffff" draw:end-color="#000000" draw:start-intensity="100%" draw:end-intensity="100%" draw:border="0%"/>
    <draw:gradient draw:name="Gradient_20_154" draw:display-name="Gradient 154" draw:style="radial" draw:cx="50%" draw:cy="50%" draw:start-color="#ffffff" draw:end-color="#000000" draw:start-intensity="100%" draw:end-intensity="100%" draw:border="0%"/>
    <draw:gradient draw:name="Gradient_20_155" draw:display-name="Gradient 155" draw:style="radial" draw:cx="50%" draw:cy="50%" draw:start-color="#ffffff" draw:end-color="#000000" draw:start-intensity="100%" draw:end-intensity="100%" draw:border="0%"/>
    <draw:gradient draw:name="Gradient_20_156" draw:display-name="Gradient 156" draw:style="radial" draw:cx="50%" draw:cy="50%" draw:start-color="#ffffff" draw:end-color="#000000" draw:start-intensity="100%" draw:end-intensity="100%" draw:border="0%"/>
    <draw:gradient draw:name="Gradient_20_157" draw:display-name="Gradient 157" draw:style="radial" draw:cx="50%" draw:cy="50%" draw:start-color="#ffffff" draw:end-color="#000000" draw:start-intensity="100%" draw:end-intensity="100%" draw:border="0%"/>
    <draw:gradient draw:name="Gradient_20_158" draw:display-name="Gradient 158" draw:style="radial" draw:cx="50%" draw:cy="50%" draw:start-color="#ffffff" draw:end-color="#000000" draw:start-intensity="100%" draw:end-intensity="100%" draw:border="0%"/>
    <draw:gradient draw:name="Gradient_20_159" draw:display-name="Gradient 159" draw:style="radial" draw:cx="50%" draw:cy="50%" draw:start-color="#ffffff" draw:end-color="#000000" draw:start-intensity="100%" draw:end-intensity="100%" draw:border="0%"/>
    <draw:gradient draw:name="Gradient_20_16" draw:display-name="Gradient 16" draw:style="radial" draw:cx="50%" draw:cy="50%" draw:start-color="#ffffff" draw:end-color="#4e9a06" draw:start-intensity="100%" draw:end-intensity="100%" draw:border="0%"/>
    <draw:gradient draw:name="Gradient_20_160" draw:display-name="Gradient 160" draw:style="radial" draw:cx="50%" draw:cy="50%" draw:start-color="#ffffff" draw:end-color="#000000" draw:start-intensity="100%" draw:end-intensity="100%" draw:border="0%"/>
    <draw:gradient draw:name="Gradient_20_161" draw:display-name="Gradient 161" draw:style="radial" draw:cx="50%" draw:cy="50%" draw:start-color="#ffffff" draw:end-color="#000000" draw:start-intensity="100%" draw:end-intensity="100%" draw:border="0%"/>
    <draw:gradient draw:name="Gradient_20_162" draw:display-name="Gradient 162" draw:style="radial" draw:cx="50%" draw:cy="50%" draw:start-color="#ffffff" draw:end-color="#4e9a06" draw:start-intensity="100%" draw:end-intensity="100%" draw:border="0%"/>
    <draw:gradient draw:name="Gradient_20_17" draw:display-name="Gradient 17" draw:style="radial" draw:cx="50%" draw:cy="50%" draw:start-color="#ffffff" draw:end-color="#4e9a06" draw:start-intensity="100%" draw:end-intensity="100%" draw:border="0%"/>
    <draw:gradient draw:name="Gradient_20_18" draw:display-name="Gradient 18" draw:style="radial" draw:cx="50%" draw:cy="50%" draw:start-color="#ffffff" draw:end-color="#4e9a06" draw:start-intensity="100%" draw:end-intensity="100%" draw:border="0%"/>
    <draw:gradient draw:name="Gradient_20_19" draw:display-name="Gradient 19" draw:style="radial" draw:cx="50%" draw:cy="50%" draw:start-color="#ffffff" draw:end-color="#4e9a06" draw:start-intensity="100%" draw:end-intensity="100%" draw:border="0%"/>
    <draw:gradient draw:name="Gradient_20_2" draw:display-name="Gradient 2" draw:style="radial" draw:cx="50%" draw:cy="50%" draw:start-color="#ffffff" draw:end-color="#4e9a06" draw:start-intensity="100%" draw:end-intensity="100%" draw:border="0%"/>
    <draw:gradient draw:name="Gradient_20_20" draw:display-name="Gradient 20" draw:style="radial" draw:cx="50%" draw:cy="50%" draw:start-color="#ffffff" draw:end-color="#000000" draw:start-intensity="100%" draw:end-intensity="100%" draw:border="0%"/>
    <draw:gradient draw:name="Gradient_20_21" draw:display-name="Gradient 21" draw:style="radial" draw:cx="50%" draw:cy="50%" draw:start-color="#ffffff" draw:end-color="#000000" draw:start-intensity="100%" draw:end-intensity="100%" draw:border="0%"/>
    <draw:gradient draw:name="Gradient_20_22" draw:display-name="Gradient 22" draw:style="radial" draw:cx="50%" draw:cy="50%" draw:start-color="#ffffff" draw:end-color="#000000" draw:start-intensity="100%" draw:end-intensity="100%" draw:border="0%"/>
    <draw:gradient draw:name="Gradient_20_23" draw:display-name="Gradient 23" draw:style="radial" draw:cx="50%" draw:cy="50%" draw:start-color="#ffffff" draw:end-color="#000000" draw:start-intensity="100%" draw:end-intensity="100%" draw:border="0%"/>
    <draw:gradient draw:name="Gradient_20_24" draw:display-name="Gradient 24" draw:style="radial" draw:cx="50%" draw:cy="50%" draw:start-color="#ffffff" draw:end-color="#000000" draw:start-intensity="100%" draw:end-intensity="100%" draw:border="0%"/>
    <draw:gradient draw:name="Gradient_20_25" draw:display-name="Gradient 25" draw:style="radial" draw:cx="50%" draw:cy="50%" draw:start-color="#ffffff" draw:end-color="#000000" draw:start-intensity="100%" draw:end-intensity="100%" draw:border="0%"/>
    <draw:gradient draw:name="Gradient_20_26" draw:display-name="Gradient 26" draw:style="radial" draw:cx="50%" draw:cy="50%" draw:start-color="#ffffff" draw:end-color="#000000" draw:start-intensity="100%" draw:end-intensity="100%" draw:border="0%"/>
    <draw:gradient draw:name="Gradient_20_27" draw:display-name="Gradient 27" draw:style="radial" draw:cx="50%" draw:cy="50%" draw:start-color="#ffffff" draw:end-color="#000000" draw:start-intensity="100%" draw:end-intensity="100%" draw:border="0%"/>
    <draw:gradient draw:name="Gradient_20_28" draw:display-name="Gradient 28" draw:style="radial" draw:cx="50%" draw:cy="50%" draw:start-color="#ffffff" draw:end-color="#000000" draw:start-intensity="100%" draw:end-intensity="100%" draw:border="0%"/>
    <draw:gradient draw:name="Gradient_20_29" draw:display-name="Gradient 29" draw:style="radial" draw:cx="50%" draw:cy="50%" draw:start-color="#ffffff" draw:end-color="#000000" draw:start-intensity="100%" draw:end-intensity="100%" draw:border="0%"/>
    <draw:gradient draw:name="Gradient_20_3" draw:display-name="Gradient 3" draw:style="radial" draw:cx="50%" draw:cy="50%" draw:start-color="#ffffff" draw:end-color="#4e9a06" draw:start-intensity="100%" draw:end-intensity="100%" draw:border="0%"/>
    <draw:gradient draw:name="Gradient_20_30" draw:display-name="Gradient 30" draw:style="radial" draw:cx="50%" draw:cy="50%" draw:start-color="#ffffff" draw:end-color="#000000" draw:start-intensity="100%" draw:end-intensity="100%" draw:border="0%"/>
    <draw:gradient draw:name="Gradient_20_31" draw:display-name="Gradient 31" draw:style="radial" draw:cx="50%" draw:cy="50%" draw:start-color="#ffffff" draw:end-color="#000000" draw:start-intensity="100%" draw:end-intensity="100%" draw:border="0%"/>
    <draw:gradient draw:name="Gradient_20_32" draw:display-name="Gradient 32" draw:style="radial" draw:cx="50%" draw:cy="50%" draw:start-color="#ffffff" draw:end-color="#000000" draw:start-intensity="100%" draw:end-intensity="100%" draw:border="0%"/>
    <draw:gradient draw:name="Gradient_20_33" draw:display-name="Gradient 33" draw:style="radial" draw:cx="50%" draw:cy="50%" draw:start-color="#ffffff" draw:end-color="#000000" draw:start-intensity="100%" draw:end-intensity="100%" draw:border="0%"/>
    <draw:gradient draw:name="Gradient_20_34" draw:display-name="Gradient 34" draw:style="radial" draw:cx="50%" draw:cy="50%" draw:start-color="#ffffff" draw:end-color="#000000" draw:start-intensity="100%" draw:end-intensity="100%" draw:border="0%"/>
    <draw:gradient draw:name="Gradient_20_35" draw:display-name="Gradient 35" draw:style="radial" draw:cx="50%" draw:cy="50%" draw:start-color="#ffffff" draw:end-color="#000000" draw:start-intensity="100%" draw:end-intensity="100%" draw:border="0%"/>
    <draw:gradient draw:name="Gradient_20_36" draw:display-name="Gradient 36" draw:style="radial" draw:cx="50%" draw:cy="50%" draw:start-color="#ffffff" draw:end-color="#000000" draw:start-intensity="100%" draw:end-intensity="100%" draw:border="0%"/>
    <draw:gradient draw:name="Gradient_20_37" draw:display-name="Gradient 37" draw:style="radial" draw:cx="50%" draw:cy="50%" draw:start-color="#ffffff" draw:end-color="#000000" draw:start-intensity="100%" draw:end-intensity="100%" draw:border="0%"/>
    <draw:gradient draw:name="Gradient_20_38" draw:display-name="Gradient 38" draw:style="linear" draw:start-color="#ffffff" draw:end-color="#4e9a06" draw:start-intensity="100%" draw:end-intensity="100%" draw:angle="300" draw:border="0%"/>
    <draw:gradient draw:name="Gradient_20_39" draw:display-name="Gradient 39" draw:style="linear" draw:start-color="#ffffff" draw:end-color="#4e9a06" draw:start-intensity="100%" draw:end-intensity="100%" draw:angle="300" draw:border="0%"/>
    <draw:gradient draw:name="Gradient_20_4" draw:display-name="Gradient 4" draw:style="radial" draw:cx="50%" draw:cy="50%" draw:start-color="#ffffff" draw:end-color="#4e9a06" draw:start-intensity="100%" draw:end-intensity="100%" draw:border="0%"/>
    <draw:gradient draw:name="Gradient_20_40" draw:display-name="Gradient 40" draw:style="linear" draw:start-color="#ffffff" draw:end-color="#4e9a06" draw:start-intensity="100%" draw:end-intensity="100%" draw:angle="300" draw:border="0%"/>
    <draw:gradient draw:name="Gradient_20_41" draw:display-name="Gradient 41" draw:style="linear" draw:start-color="#ffffff" draw:end-color="#4e9a06" draw:start-intensity="100%" draw:end-intensity="100%" draw:angle="300" draw:border="0%"/>
    <draw:gradient draw:name="Gradient_20_42" draw:display-name="Gradient 42" draw:style="linear" draw:start-color="#ffffff" draw:end-color="#4e9a06" draw:start-intensity="100%" draw:end-intensity="100%" draw:angle="300" draw:border="0%"/>
    <draw:gradient draw:name="Gradient_20_43" draw:display-name="Gradient 43" draw:style="linear" draw:start-color="#ffffff" draw:end-color="#4e9a06" draw:start-intensity="100%" draw:end-intensity="100%" draw:angle="300" draw:border="0%"/>
    <draw:gradient draw:name="Gradient_20_44" draw:display-name="Gradient 44" draw:style="linear" draw:start-color="#ffffff" draw:end-color="#4e9a06" draw:start-intensity="100%" draw:end-intensity="100%" draw:angle="300" draw:border="0%"/>
    <draw:gradient draw:name="Gradient_20_45" draw:display-name="Gradient 45" draw:style="linear" draw:start-color="#ffffff" draw:end-color="#4e9a06" draw:start-intensity="100%" draw:end-intensity="100%" draw:angle="300" draw:border="0%"/>
    <draw:gradient draw:name="Gradient_20_46" draw:display-name="Gradient 46" draw:style="linear" draw:start-color="#ffffff" draw:end-color="#4e9a06" draw:start-intensity="100%" draw:end-intensity="100%" draw:angle="300" draw:border="0%"/>
    <draw:gradient draw:name="Gradient_20_47" draw:display-name="Gradient 47" draw:style="linear" draw:start-color="#ffffff" draw:end-color="#4e9a06" draw:start-intensity="100%" draw:end-intensity="100%" draw:angle="300" draw:border="0%"/>
    <draw:gradient draw:name="Gradient_20_48" draw:display-name="Gradient 48" draw:style="linear" draw:start-color="#ffffff" draw:end-color="#4e9a06" draw:start-intensity="100%" draw:end-intensity="100%" draw:angle="300" draw:border="0%"/>
    <draw:gradient draw:name="Gradient_20_49" draw:display-name="Gradient 49" draw:style="linear" draw:start-color="#ffffff" draw:end-color="#4e9a06" draw:start-intensity="100%" draw:end-intensity="100%" draw:angle="300" draw:border="0%"/>
    <draw:gradient draw:name="Gradient_20_5" draw:display-name="Gradient 5" draw:style="radial" draw:cx="50%" draw:cy="50%" draw:start-color="#ffffff" draw:end-color="#4e9a06" draw:start-intensity="100%" draw:end-intensity="100%" draw:border="0%"/>
    <draw:gradient draw:name="Gradient_20_50" draw:display-name="Gradient 50" draw:style="linear" draw:start-color="#ffffff" draw:end-color="#4e9a06" draw:start-intensity="100%" draw:end-intensity="100%" draw:angle="300" draw:border="0%"/>
    <draw:gradient draw:name="Gradient_20_51" draw:display-name="Gradient 51" draw:style="linear" draw:start-color="#ffffff" draw:end-color="#4e9a06" draw:start-intensity="100%" draw:end-intensity="100%" draw:angle="300" draw:border="0%"/>
    <draw:gradient draw:name="Gradient_20_52" draw:display-name="Gradient 52" draw:style="linear" draw:start-color="#ffffff" draw:end-color="#4e9a06" draw:start-intensity="100%" draw:end-intensity="100%" draw:angle="300" draw:border="0%"/>
    <draw:gradient draw:name="Gradient_20_53" draw:display-name="Gradient 53" draw:style="linear" draw:start-color="#ffffff" draw:end-color="#4e9a06" draw:start-intensity="100%" draw:end-intensity="100%" draw:angle="300" draw:border="0%"/>
    <draw:gradient draw:name="Gradient_20_54" draw:display-name="Gradient 54" draw:style="linear" draw:start-color="#ffffff" draw:end-color="#4e9a06" draw:start-intensity="100%" draw:end-intensity="100%" draw:angle="300" draw:border="0%"/>
    <draw:gradient draw:name="Gradient_20_55" draw:display-name="Gradient 55" draw:style="linear" draw:start-color="#ffffff" draw:end-color="#4e9a06" draw:start-intensity="100%" draw:end-intensity="100%" draw:angle="300" draw:border="0%"/>
    <draw:gradient draw:name="Gradient_20_56" draw:display-name="Gradient 56" draw:style="linear" draw:start-color="#ffffff" draw:end-color="#000000" draw:start-intensity="100%" draw:end-intensity="100%" draw:angle="300" draw:border="0%"/>
    <draw:gradient draw:name="Gradient_20_57" draw:display-name="Gradient 57" draw:style="linear" draw:start-color="#ffffff" draw:end-color="#000000" draw:start-intensity="100%" draw:end-intensity="100%" draw:angle="300" draw:border="0%"/>
    <draw:gradient draw:name="Gradient_20_58" draw:display-name="Gradient 58" draw:style="linear" draw:start-color="#ffffff" draw:end-color="#000000" draw:start-intensity="100%" draw:end-intensity="100%" draw:angle="300" draw:border="0%"/>
    <draw:gradient draw:name="Gradient_20_59" draw:display-name="Gradient 59" draw:style="linear" draw:start-color="#ffffff" draw:end-color="#000000" draw:start-intensity="100%" draw:end-intensity="100%" draw:angle="300" draw:border="0%"/>
    <draw:gradient draw:name="Gradient_20_6" draw:display-name="Gradient 6" draw:style="radial" draw:cx="50%" draw:cy="50%" draw:start-color="#ffffff" draw:end-color="#4e9a06" draw:start-intensity="100%" draw:end-intensity="100%" draw:border="0%"/>
    <draw:gradient draw:name="Gradient_20_60" draw:display-name="Gradient 60" draw:style="linear" draw:start-color="#ffffff" draw:end-color="#000000" draw:start-intensity="100%" draw:end-intensity="100%" draw:angle="300" draw:border="0%"/>
    <draw:gradient draw:name="Gradient_20_61" draw:display-name="Gradient 61" draw:style="linear" draw:start-color="#ffffff" draw:end-color="#000000" draw:start-intensity="100%" draw:end-intensity="100%" draw:angle="300" draw:border="0%"/>
    <draw:gradient draw:name="Gradient_20_62" draw:display-name="Gradient 62" draw:style="linear" draw:start-color="#ffffff" draw:end-color="#000000" draw:start-intensity="100%" draw:end-intensity="100%" draw:angle="300" draw:border="0%"/>
    <draw:gradient draw:name="Gradient_20_63" draw:display-name="Gradient 63" draw:style="linear" draw:start-color="#ffffff" draw:end-color="#000000" draw:start-intensity="100%" draw:end-intensity="100%" draw:angle="300" draw:border="0%"/>
    <draw:gradient draw:name="Gradient_20_64" draw:display-name="Gradient 64" draw:style="linear" draw:start-color="#ffffff" draw:end-color="#000000" draw:start-intensity="100%" draw:end-intensity="100%" draw:angle="300" draw:border="0%"/>
    <draw:gradient draw:name="Gradient_20_65" draw:display-name="Gradient 65" draw:style="linear" draw:start-color="#ffffff" draw:end-color="#000000" draw:start-intensity="100%" draw:end-intensity="100%" draw:angle="300" draw:border="0%"/>
    <draw:gradient draw:name="Gradient_20_66" draw:display-name="Gradient 66" draw:style="linear" draw:start-color="#ffffff" draw:end-color="#000000" draw:start-intensity="100%" draw:end-intensity="100%" draw:angle="300" draw:border="0%"/>
    <draw:gradient draw:name="Gradient_20_67" draw:display-name="Gradient 67" draw:style="linear" draw:start-color="#ffffff" draw:end-color="#000000" draw:start-intensity="100%" draw:end-intensity="100%" draw:angle="300" draw:border="0%"/>
    <draw:gradient draw:name="Gradient_20_68" draw:display-name="Gradient 68" draw:style="linear" draw:start-color="#ffffff" draw:end-color="#000000" draw:start-intensity="100%" draw:end-intensity="100%" draw:angle="300" draw:border="0%"/>
    <draw:gradient draw:name="Gradient_20_69" draw:display-name="Gradient 69" draw:style="linear" draw:start-color="#ffffff" draw:end-color="#000000" draw:start-intensity="100%" draw:end-intensity="100%" draw:angle="300" draw:border="0%"/>
    <draw:gradient draw:name="Gradient_20_7" draw:display-name="Gradient 7" draw:style="radial" draw:cx="50%" draw:cy="50%" draw:start-color="#ffffff" draw:end-color="#4e9a06" draw:start-intensity="100%" draw:end-intensity="100%" draw:border="0%"/>
    <draw:gradient draw:name="Gradient_20_70" draw:display-name="Gradient 70" draw:style="linear" draw:start-color="#ffffff" draw:end-color="#000000" draw:start-intensity="100%" draw:end-intensity="100%" draw:angle="300" draw:border="0%"/>
    <draw:gradient draw:name="Gradient_20_71" draw:display-name="Gradient 71" draw:style="linear" draw:start-color="#ffffff" draw:end-color="#000000" draw:start-intensity="100%" draw:end-intensity="100%" draw:angle="300" draw:border="0%"/>
    <draw:gradient draw:name="Gradient_20_72" draw:display-name="Gradient 72" draw:style="linear" draw:start-color="#ffffff" draw:end-color="#000000" draw:start-intensity="100%" draw:end-intensity="100%" draw:angle="300" draw:border="0%"/>
    <draw:gradient draw:name="Gradient_20_73" draw:display-name="Gradient 73" draw:style="linear" draw:start-color="#ffffff" draw:end-color="#000000" draw:start-intensity="100%" draw:end-intensity="100%" draw:angle="300" draw:border="0%"/>
    <draw:gradient draw:name="Gradient_20_74" draw:display-name="Gradient 74" draw:style="axial" draw:start-color="#ffffff" draw:end-color="#000000" draw:start-intensity="100%" draw:end-intensity="100%" draw:angle="300" draw:border="0%"/>
    <draw:gradient draw:name="Gradient_20_75" draw:display-name="Gradient 75" draw:style="axial" draw:start-color="#ffffff" draw:end-color="#000000" draw:start-intensity="100%" draw:end-intensity="100%" draw:angle="300" draw:border="0%"/>
    <draw:gradient draw:name="Gradient_20_76" draw:display-name="Gradient 76" draw:style="axial" draw:start-color="#ffffff" draw:end-color="#000000" draw:start-intensity="100%" draw:end-intensity="100%" draw:angle="300" draw:border="0%"/>
    <draw:gradient draw:name="Gradient_20_77" draw:display-name="Gradient 77" draw:style="axial" draw:start-color="#ffffff" draw:end-color="#000000" draw:start-intensity="100%" draw:end-intensity="100%" draw:angle="300" draw:border="0%"/>
    <draw:gradient draw:name="Gradient_20_78" draw:display-name="Gradient 78" draw:style="axial" draw:start-color="#ffffff" draw:end-color="#000000" draw:start-intensity="100%" draw:end-intensity="100%" draw:angle="300" draw:border="0%"/>
    <draw:gradient draw:name="Gradient_20_79" draw:display-name="Gradient 79" draw:style="axial" draw:start-color="#ffffff" draw:end-color="#000000" draw:start-intensity="100%" draw:end-intensity="100%" draw:angle="300" draw:border="0%"/>
    <draw:gradient draw:name="Gradient_20_8" draw:display-name="Gradient 8" draw:style="radial" draw:cx="50%" draw:cy="50%" draw:start-color="#ffffff" draw:end-color="#4e9a06" draw:start-intensity="100%" draw:end-intensity="100%" draw:border="0%"/>
    <draw:gradient draw:name="Gradient_20_80" draw:display-name="Gradient 80" draw:style="axial" draw:start-color="#ffffff" draw:end-color="#000000" draw:start-intensity="100%" draw:end-intensity="100%" draw:angle="300" draw:border="0%"/>
    <draw:gradient draw:name="Gradient_20_81" draw:display-name="Gradient 81" draw:style="axial" draw:start-color="#ffffff" draw:end-color="#000000" draw:start-intensity="100%" draw:end-intensity="100%" draw:angle="300" draw:border="0%"/>
    <draw:gradient draw:name="Gradient_20_82" draw:display-name="Gradient 82" draw:style="axial" draw:start-color="#ffffff" draw:end-color="#000000" draw:start-intensity="100%" draw:end-intensity="100%" draw:angle="300" draw:border="0%"/>
    <draw:gradient draw:name="Gradient_20_83" draw:display-name="Gradient 83" draw:style="axial" draw:start-color="#ffffff" draw:end-color="#000000" draw:start-intensity="100%" draw:end-intensity="100%" draw:angle="300" draw:border="0%"/>
    <draw:gradient draw:name="Gradient_20_84" draw:display-name="Gradient 84" draw:style="axial" draw:start-color="#ffffff" draw:end-color="#000000" draw:start-intensity="100%" draw:end-intensity="100%" draw:angle="300" draw:border="0%"/>
    <draw:gradient draw:name="Gradient_20_85" draw:display-name="Gradient 85" draw:style="axial" draw:start-color="#ffffff" draw:end-color="#000000" draw:start-intensity="100%" draw:end-intensity="100%" draw:angle="300" draw:border="0%"/>
    <draw:gradient draw:name="Gradient_20_86" draw:display-name="Gradient 86" draw:style="axial" draw:start-color="#ffffff" draw:end-color="#000000" draw:start-intensity="100%" draw:end-intensity="100%" draw:angle="300" draw:border="0%"/>
    <draw:gradient draw:name="Gradient_20_87" draw:display-name="Gradient 87" draw:style="axial" draw:start-color="#ffffff" draw:end-color="#000000" draw:start-intensity="100%" draw:end-intensity="100%" draw:angle="300" draw:border="0%"/>
    <draw:gradient draw:name="Gradient_20_88" draw:display-name="Gradient 88" draw:style="axial" draw:start-color="#ffffff" draw:end-color="#000000" draw:start-intensity="100%" draw:end-intensity="100%" draw:angle="300" draw:border="0%"/>
    <draw:gradient draw:name="Gradient_20_89" draw:display-name="Gradient 89" draw:style="axial" draw:start-color="#ffffff" draw:end-color="#000000" draw:start-intensity="100%" draw:end-intensity="100%" draw:angle="300" draw:border="0%"/>
    <draw:gradient draw:name="Gradient_20_9" draw:display-name="Gradient 9" draw:style="radial" draw:cx="50%" draw:cy="50%" draw:start-color="#ffffff" draw:end-color="#4e9a06" draw:start-intensity="100%" draw:end-intensity="100%" draw:border="0%"/>
    <draw:gradient draw:name="Gradient_20_90" draw:display-name="Gradient 90" draw:style="axial" draw:start-color="#ffffff" draw:end-color="#000000" draw:start-intensity="100%" draw:end-intensity="100%" draw:angle="300" draw:border="0%"/>
    <draw:gradient draw:name="Gradient_20_91" draw:display-name="Gradient 91" draw:style="axial" draw:start-color="#ffffff" draw:end-color="#000000" draw:start-intensity="100%" draw:end-intensity="100%" draw:angle="300" draw:border="0%"/>
    <draw:gradient draw:name="Gradient_20_92" draw:display-name="Gradient 92" draw:style="radial" draw:cx="50%" draw:cy="50%" draw:start-color="#ffffff" draw:end-color="#000000" draw:start-intensity="100%" draw:end-intensity="100%" draw:border="0%"/>
    <draw:gradient draw:name="Gradient_20_93" draw:display-name="Gradient 93" draw:style="radial" draw:cx="50%" draw:cy="50%" draw:start-color="#ffffff" draw:end-color="#000000" draw:start-intensity="100%" draw:end-intensity="100%" draw:border="0%"/>
    <draw:gradient draw:name="Gradient_20_94" draw:display-name="Gradient 94" draw:style="radial" draw:cx="50%" draw:cy="50%" draw:start-color="#ffffff" draw:end-color="#000000" draw:start-intensity="100%" draw:end-intensity="100%" draw:border="0%"/>
    <draw:gradient draw:name="Gradient_20_95" draw:display-name="Gradient 95" draw:style="radial" draw:cx="50%" draw:cy="50%" draw:start-color="#ffffff" draw:end-color="#000000" draw:start-intensity="100%" draw:end-intensity="100%" draw:border="0%"/>
    <draw:gradient draw:name="Gradient_20_96" draw:display-name="Gradient 96" draw:style="radial" draw:cx="50%" draw:cy="50%" draw:start-color="#ffffff" draw:end-color="#000000" draw:start-intensity="100%" draw:end-intensity="100%" draw:border="0%"/>
    <draw:gradient draw:name="Gradient_20_97" draw:display-name="Gradient 97" draw:style="radial" draw:cx="50%" draw:cy="50%" draw:start-color="#ffffff" draw:end-color="#000000" draw:start-intensity="100%" draw:end-intensity="100%" draw:border="0%"/>
    <draw:gradient draw:name="Gradient_20_98" draw:display-name="Gradient 98" draw:style="radial" draw:cx="50%" draw:cy="50%" draw:start-color="#ffffff" draw:end-color="#000000" draw:start-intensity="100%" draw:end-intensity="100%" draw:border="0%"/>
    <draw:gradient draw:name="Gradient_20_99" draw:display-name="Gradient 99" draw:style="radial" draw:cx="50%" draw:cy="50%" draw:start-color="#ffffff" draw:end-color="#000000" draw:start-intensity="100%" draw:end-intensity="100%" draw:border="0%"/>
    <draw:gradient draw:name="Tango_20_Green" draw:display-name="Tango Green" draw:style="radial" draw:cx="50%" draw:cy="50%" draw:start-color="#8ae234" draw:end-color="#4e9a06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7T11:47:23.451723829</meta:creation-date>
    <dc:date>2019-07-20T00:18:46.528533471</dc:date>
    <meta:editing-duration>PT4H40M21S</meta:editing-duration>
    <meta:editing-cycles>15</meta:editing-cycles>
    <meta:generator>LibreOffice/6.0.7.3$Linux_X86_64 LibreOffice_project/00m0$Build-3</meta:generator>
    <meta:document-statistic meta:object-count="435"/>
  </office:meta>
</office:document-meta>
</file>